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6.408cm"/>
    </style:style>
    <style:style style:name="co3" style:family="table-column">
      <style:table-column-properties fo:break-before="auto" style:column-width="11.583cm"/>
    </style:style>
    <style:style style:name="co4" style:family="table-column">
      <style:table-column-properties fo:break-before="auto" style:column-width="11.857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70466(1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Comunidades y Ciudades Aut�nomas</text:p>
          </table:table-cell>
          <table:table-cell office:value-type="string" calcext:value-type="string">
            <text:p>Caracter�sticas de la vivienda</text:p>
          </table:table-cell>
          <table:table-cell office:value-type="string" calcext:value-type="string">
            <text:p>Tipo de equipamiento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table:number-columns-repeated="2" office:value-type="string" calcext:value-type="string">
            <text:p>Total Viviendas</text:p>
          </table:table-cell>
          <table:table-cell office:value-type="float" office:value="17179652" calcext:value-type="float">
            <text:p>1717965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otal Vivienda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otal Vivienda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8" calcext:value-type="float">
            <text:p>96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otal Vivienda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3.9" calcext:value-type="float">
            <text:p>53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otal Vivienda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5" calcext:value-type="float">
            <text:p>99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Total Viviendas</text:p>
          </table:table-cell>
          <table:table-cell office:value-type="float" office:value="4050783" calcext:value-type="float">
            <text:p>405078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0.8" calcext:value-type="float">
            <text:p>70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5.4" calcext:value-type="float">
            <text:p>95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3.4" calcext:value-type="float">
            <text:p>43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9" calcext:value-type="float">
            <text:p>98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Total Viviendas</text:p>
          </table:table-cell>
          <table:table-cell office:value-type="float" office:value="4800040" calcext:value-type="float">
            <text:p>480004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6.9" calcext:value-type="float">
            <text:p>76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4.5" calcext:value-type="float">
            <text:p>94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7.7" calcext:value-type="float">
            <text:p>57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2" calcext:value-type="float">
            <text:p>99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Total Viviendas</text:p>
          </table:table-cell>
          <table:table-cell office:value-type="float" office:value="3869405" calcext:value-type="float">
            <text:p>386940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9.9" calcext:value-type="float">
            <text:p>89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4" calcext:value-type="float">
            <text:p>98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8.2" calcext:value-type="float">
            <text:p>58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8" calcext:value-type="float">
            <text:p>99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Total Viviendas</text:p>
          </table:table-cell>
          <table:table-cell office:value-type="float" office:value="3531579" calcext:value-type="float">
            <text:p>353157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5.4" calcext:value-type="float">
            <text:p>95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9.2" calcext:value-type="float">
            <text:p>99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6.9" calcext:value-type="float">
            <text:p>56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9" calcext:value-type="float">
            <text:p>99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Total Viviendas</text:p>
          </table:table-cell>
          <table:table-cell office:value-type="float" office:value="927846" calcext:value-type="float">
            <text:p>92784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2.6" calcext:value-type="float">
            <text:p>92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9.6" calcext:value-type="float">
            <text:p>99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1.2" calcext:value-type="float">
            <text:p>51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Total Viviendas</text:p>
          </table:table-cell>
          <table:table-cell office:value-type="float" office:value="4050783" calcext:value-type="float">
            <text:p>405078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0.8" calcext:value-type="float">
            <text:p>70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5.4" calcext:value-type="float">
            <text:p>95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3.4" calcext:value-type="float">
            <text:p>43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9" calcext:value-type="float">
            <text:p>98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Total Viviendas</text:p>
          </table:table-cell>
          <table:table-cell office:value-type="float" office:value="2010015" calcext:value-type="float">
            <text:p>201001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4.7" calcext:value-type="float">
            <text:p>84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9" calcext:value-type="float">
            <text:p>96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7.6" calcext:value-type="float">
            <text:p>57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5" calcext:value-type="float">
            <text:p>99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Total Viviendas</text:p>
          </table:table-cell>
          <table:table-cell office:value-type="float" office:value="3003644" calcext:value-type="float">
            <text:p>300364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5.6" calcext:value-type="float">
            <text:p>75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4.2" calcext:value-type="float">
            <text:p>94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7.4" calcext:value-type="float">
            <text:p>57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2" calcext:value-type="float">
            <text:p>99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Total Viviendas</text:p>
          </table:table-cell>
          <table:table-cell office:value-type="float" office:value="6634701" calcext:value-type="float">
            <text:p>663470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4.2" calcext:value-type="float">
            <text:p>94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9.1" calcext:value-type="float">
            <text:p>99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6.9" calcext:value-type="float">
            <text:p>56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9" calcext:value-type="float">
            <text:p>99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Total Viviendas</text:p>
          </table:table-cell>
          <table:table-cell office:value-type="float" office:value="1480510" calcext:value-type="float">
            <text:p>148051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9.3" calcext:value-type="float">
            <text:p>79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5.8" calcext:value-type="float">
            <text:p>95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7.4" calcext:value-type="float">
            <text:p>57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5" calcext:value-type="float">
            <text:p>99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Total Viviendas</text:p>
          </table:table-cell>
          <table:table-cell office:value-type="float" office:value="7222941" calcext:value-type="float">
            <text:p>722294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6.2" calcext:value-type="float">
            <text:p>86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7.6" calcext:value-type="float">
            <text:p>97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9.8" calcext:value-type="float">
            <text:p>59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5" calcext:value-type="float">
            <text:p>99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1903227" calcext:value-type="float">
            <text:p>190322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7.6" calcext:value-type="float">
            <text:p>97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3.9" calcext:value-type="float">
            <text:p>53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6" calcext:value-type="float">
            <text:p>99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2738052" calcext:value-type="float">
            <text:p>273805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2.3" calcext:value-type="float">
            <text:p>82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7.4" calcext:value-type="float">
            <text:p>97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1.1" calcext:value-type="float">
            <text:p>51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7" calcext:value-type="float">
            <text:p>99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1865614" calcext:value-type="float">
            <text:p>186561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0.6" calcext:value-type="float">
            <text:p>80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5.9" calcext:value-type="float">
            <text:p>95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1.2" calcext:value-type="float">
            <text:p>51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5" calcext:value-type="float">
            <text:p>99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3449818" calcext:value-type="float">
            <text:p>344981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7.3" calcext:value-type="float">
            <text:p>77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4.9" calcext:value-type="float">
            <text:p>94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5.3" calcext:value-type="float">
            <text:p>45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1" calcext:value-type="float">
            <text:p>99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Total Viviendas</text:p>
          </table:table-cell>
          <table:table-cell office:value-type="float" office:value="2329212" calcext:value-type="float">
            <text:p>232921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66.4" calcext:value-type="float">
            <text:p>66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3.1" calcext:value-type="float">
            <text:p>93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7" calcext:value-type="float">
            <text:p>98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Total Viviendas</text:p>
          </table:table-cell>
          <table:table-cell office:value-type="float" office:value="2674615" calcext:value-type="float">
            <text:p>267461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0.8" calcext:value-type="float">
            <text:p>70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5.5" calcext:value-type="float">
            <text:p>95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5.1" calcext:value-type="float">
            <text:p>45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3" calcext:value-type="float">
            <text:p>99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Total Viviendas</text:p>
          </table:table-cell>
          <table:table-cell office:value-type="float" office:value="3107183" calcext:value-type="float">
            <text:p>310718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3" calcext:value-type="float">
            <text:p>96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9.7" calcext:value-type="float">
            <text:p>49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3" calcext:value-type="float">
            <text:p>99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Total Viviendas</text:p>
          </table:table-cell>
          <table:table-cell office:value-type="float" office:value="3861869" calcext:value-type="float">
            <text:p>386186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7.6" calcext:value-type="float">
            <text:p>87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7.9" calcext:value-type="float">
            <text:p>97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7.8" calcext:value-type="float">
            <text:p>57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7" calcext:value-type="float">
            <text:p>99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Total Viviendas</text:p>
          </table:table-cell>
          <table:table-cell office:value-type="float" office:value="5122068" calcext:value-type="float">
            <text:p>512206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4.5" calcext:value-type="float">
            <text:p>94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9" calcext:value-type="float">
            <text:p>98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4.9" calcext:value-type="float">
            <text:p>64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8" calcext:value-type="float">
            <text:p>99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Total Viviendas</text:p>
          </table:table-cell>
          <table:table-cell office:value-type="float" office:value="84705" calcext:value-type="float">
            <text:p>8470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63.9" calcext:value-type="float">
            <text:p>63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0.9" calcext:value-type="float">
            <text:p>90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34.3" calcext:value-type="float">
            <text:p>34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/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table:number-columns-repeated="2" office:value-type="string" calcext:value-type="string">
            <text:p>Total Viviendas</text:p>
          </table:table-cell>
          <table:table-cell office:value-type="float" office:value="3035003" calcext:value-type="float">
            <text:p>303500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0.7" calcext:value-type="float">
            <text:p>80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3" calcext:value-type="float">
            <text:p>96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5.9" calcext:value-type="float">
            <text:p>45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5" calcext:value-type="float">
            <text:p>99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Total Viviendas</text:p>
          </table:table-cell>
          <table:table-cell office:value-type="float" office:value="684207" calcext:value-type="float">
            <text:p>68420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67.1" calcext:value-type="float">
            <text:p>67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1" calcext:value-type="float">
            <text:p>96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3" calcext:value-type="float">
            <text:p>99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Total Viviendas</text:p>
          </table:table-cell>
          <table:table-cell office:value-type="float" office:value="830655" calcext:value-type="float">
            <text:p>83065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1.4" calcext:value-type="float">
            <text:p>71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2.1" calcext:value-type="float">
            <text:p>92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4.7" calcext:value-type="float">
            <text:p>44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9" calcext:value-type="float">
            <text:p>98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Total Viviendas</text:p>
          </table:table-cell>
          <table:table-cell office:value-type="float" office:value="688554" calcext:value-type="float">
            <text:p>68855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8.2" calcext:value-type="float">
            <text:p>88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0.6" calcext:value-type="float">
            <text:p>50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Total Viviendas</text:p>
          </table:table-cell>
          <table:table-cell office:value-type="float" office:value="642538" calcext:value-type="float">
            <text:p>64253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4.8" calcext:value-type="float">
            <text:p>94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9.1" calcext:value-type="float">
            <text:p>99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8.5" calcext:value-type="float">
            <text:p>48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7" calcext:value-type="float">
            <text:p>99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Total Viviendas</text:p>
          </table:table-cell>
          <table:table-cell office:value-type="float" office:value="189048" calcext:value-type="float">
            <text:p>18904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5.2" calcext:value-type="float">
            <text:p>95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Total Viviendas</text:p>
          </table:table-cell>
          <table:table-cell office:value-type="float" office:value="684207" calcext:value-type="float">
            <text:p>68420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67.1" calcext:value-type="float">
            <text:p>67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1" calcext:value-type="float">
            <text:p>96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3" calcext:value-type="float">
            <text:p>99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Total Viviendas</text:p>
          </table:table-cell>
          <table:table-cell office:value-type="float" office:value="374226" calcext:value-type="float">
            <text:p>37422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3.2" calcext:value-type="float">
            <text:p>83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7.1" calcext:value-type="float">
            <text:p>97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7.5" calcext:value-type="float">
            <text:p>47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4" calcext:value-type="float">
            <text:p>99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Total Viviendas</text:p>
          </table:table-cell>
          <table:table-cell office:value-type="float" office:value="528661" calcext:value-type="float">
            <text:p>52866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66.4" calcext:value-type="float">
            <text:p>66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8" calcext:value-type="float">
            <text:p>98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Total Viviendas</text:p>
          </table:table-cell>
          <table:table-cell office:value-type="float" office:value="1253638" calcext:value-type="float">
            <text:p>125363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2.9" calcext:value-type="float">
            <text:p>92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9.8" calcext:value-type="float">
            <text:p>49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Total Viviendas</text:p>
          </table:table-cell>
          <table:table-cell office:value-type="float" office:value="194271" calcext:value-type="float">
            <text:p>19427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3.4" calcext:value-type="float">
            <text:p>83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2.8" calcext:value-type="float">
            <text:p>92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6.6" calcext:value-type="float">
            <text:p>46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Total Viviendas</text:p>
          </table:table-cell>
          <table:table-cell office:value-type="float" office:value="1069995" calcext:value-type="float">
            <text:p>106999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4.6" calcext:value-type="float">
            <text:p>84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9" calcext:value-type="float">
            <text:p>96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5.5" calcext:value-type="float">
            <text:p>55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4" calcext:value-type="float">
            <text:p>99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461559" calcext:value-type="float">
            <text:p>46155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4.7" calcext:value-type="float">
            <text:p>84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7.5" calcext:value-type="float">
            <text:p>97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7.6" calcext:value-type="float">
            <text:p>47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500536" calcext:value-type="float">
            <text:p>50053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2" calcext:value-type="float">
            <text:p>99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401603" calcext:value-type="float">
            <text:p>40160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9.5" calcext:value-type="float">
            <text:p>79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7.5" calcext:value-type="float">
            <text:p>97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1.9" calcext:value-type="float">
            <text:p>41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601309" calcext:value-type="float">
            <text:p>60130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2.8" calcext:value-type="float">
            <text:p>72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31.2" calcext:value-type="float">
            <text:p>31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2" calcext:value-type="float">
            <text:p>99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Total Viviendas</text:p>
          </table:table-cell>
          <table:table-cell office:value-type="float" office:value="499969" calcext:value-type="float">
            <text:p>49996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1.7" calcext:value-type="float">
            <text:p>91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32.6" calcext:value-type="float">
            <text:p>32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6" calcext:value-type="float">
            <text:p>98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Total Viviendas</text:p>
          </table:table-cell>
          <table:table-cell office:value-type="float" office:value="573368" calcext:value-type="float">
            <text:p>57336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68.3" calcext:value-type="float">
            <text:p>68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8" calcext:value-type="float">
            <text:p>96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0.6" calcext:value-type="float">
            <text:p>40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Total Viviendas</text:p>
          </table:table-cell>
          <table:table-cell office:value-type="float" office:value="692795" calcext:value-type="float">
            <text:p>69279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1.9" calcext:value-type="float">
            <text:p>81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1" calcext:value-type="float">
            <text:p>96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3.5" calcext:value-type="float">
            <text:p>43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Total Viviendas</text:p>
          </table:table-cell>
          <table:table-cell office:value-type="float" office:value="611982" calcext:value-type="float">
            <text:p>61198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8.4" calcext:value-type="float">
            <text:p>88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9.8" calcext:value-type="float">
            <text:p>49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Total Viviendas</text:p>
          </table:table-cell>
          <table:table-cell office:value-type="float" office:value="646967" calcext:value-type="float">
            <text:p>64696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6.4" calcext:value-type="float">
            <text:p>96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8" calcext:value-type="float">
            <text:p>98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0.4" calcext:value-type="float">
            <text:p>60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7" calcext:value-type="float">
            <text:p>99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Total Viviendas</text:p>
          </table:table-cell>
          <table:table-cell office:value-type="float" office:value="9922" calcext:value-type="float">
            <text:p>992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49.1" calcext:value-type="float">
            <text:p>49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1 Andaluc�a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table:number-columns-repeated="2" office:value-type="string" calcext:value-type="string">
            <text:p>Total Viviendas</text:p>
          </table:table-cell>
          <table:table-cell office:value-type="float" office:value="482798" calcext:value-type="float">
            <text:p>48279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4.4" calcext:value-type="float">
            <text:p>84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7.4" calcext:value-type="float">
            <text:p>97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3.7" calcext:value-type="float">
            <text:p>63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6" calcext:value-type="float">
            <text:p>99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Total Viviendas</text:p>
          </table:table-cell>
          <table:table-cell office:value-type="float" office:value="124592" calcext:value-type="float">
            <text:p>12459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0.1" calcext:value-type="float">
            <text:p>70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5.6" calcext:value-type="float">
            <text:p>95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1.4" calcext:value-type="float">
            <text:p>51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4" calcext:value-type="float">
            <text:p>99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Total Viviendas</text:p>
          </table:table-cell>
          <table:table-cell office:value-type="float" office:value="133290" calcext:value-type="float">
            <text:p>13329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3" calcext:value-type="float">
            <text:p>96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71.7" calcext:value-type="float">
            <text:p>71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5" calcext:value-type="float">
            <text:p>99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Total Viviendas</text:p>
          </table:table-cell>
          <table:table-cell office:value-type="float" office:value="109769" calcext:value-type="float">
            <text:p>10976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2.1" calcext:value-type="float">
            <text:p>92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1" calcext:value-type="float">
            <text:p>98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8.9" calcext:value-type="float">
            <text:p>68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4" calcext:value-type="float">
            <text:p>99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Total Viviendas</text:p>
          </table:table-cell>
          <table:table-cell office:value-type="float" office:value="92544" calcext:value-type="float">
            <text:p>9254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6.4" calcext:value-type="float">
            <text:p>96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5.3" calcext:value-type="float">
            <text:p>65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Total Viviendas</text:p>
          </table:table-cell>
          <table:table-cell office:value-type="float" office:value="22603" calcext:value-type="float">
            <text:p>2260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5.4" calcext:value-type="float">
            <text:p>85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3.2" calcext:value-type="float">
            <text:p>53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Total Viviendas</text:p>
          </table:table-cell>
          <table:table-cell office:value-type="float" office:value="124592" calcext:value-type="float">
            <text:p>12459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0.1" calcext:value-type="float">
            <text:p>70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5.6" calcext:value-type="float">
            <text:p>95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1.4" calcext:value-type="float">
            <text:p>51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4" calcext:value-type="float">
            <text:p>99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Total Viviendas</text:p>
          </table:table-cell>
          <table:table-cell office:value-type="float" office:value="59752" calcext:value-type="float">
            <text:p>5975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9.6" calcext:value-type="float">
            <text:p>89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9" calcext:value-type="float">
            <text:p>98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Total Viviendas</text:p>
          </table:table-cell>
          <table:table-cell office:value-type="float" office:value="81297" calcext:value-type="float">
            <text:p>8129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2.1" calcext:value-type="float">
            <text:p>82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1" calcext:value-type="float">
            <text:p>96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71.3" calcext:value-type="float">
            <text:p>71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Total Viviendas</text:p>
          </table:table-cell>
          <table:table-cell office:value-type="float" office:value="181794" calcext:value-type="float">
            <text:p>18179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5.6" calcext:value-type="float">
            <text:p>95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5.2" calcext:value-type="float">
            <text:p>65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Total Viviendas</text:p>
          </table:table-cell>
          <table:table-cell office:value-type="float" office:value="35362" calcext:value-type="float">
            <text:p>3536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4.2" calcext:value-type="float">
            <text:p>74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2.4" calcext:value-type="float">
            <text:p>92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8.8" calcext:value-type="float">
            <text:p>68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Total Viviendas</text:p>
          </table:table-cell>
          <table:table-cell office:value-type="float" office:value="285713" calcext:value-type="float">
            <text:p>28571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8.1" calcext:value-type="float">
            <text:p>88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1" calcext:value-type="float">
            <text:p>98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4.3" calcext:value-type="float">
            <text:p>64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7" calcext:value-type="float">
            <text:p>99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54314" calcext:value-type="float">
            <text:p>5431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7.9" calcext:value-type="float">
            <text:p>77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4.6" calcext:value-type="float">
            <text:p>94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6.3" calcext:value-type="float">
            <text:p>66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7" calcext:value-type="float">
            <text:p>98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142771" calcext:value-type="float">
            <text:p>14277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9.5" calcext:value-type="float">
            <text:p>79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1.5" calcext:value-type="float">
            <text:p>61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6" calcext:value-type="float">
            <text:p>99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Total Viviendas</text:p>
          </table:table-cell>
          <table:table-cell office:value-type="float" office:value="48390" calcext:value-type="float">
            <text:p>4839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61.7" calcext:value-type="float">
            <text:p>61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9.5" calcext:value-type="float">
            <text:p>49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5" calcext:value-type="float">
            <text:p>98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Total Viviendas</text:p>
          </table:table-cell>
          <table:table-cell office:value-type="float" office:value="70729" calcext:value-type="float">
            <text:p>7072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1.8" calcext:value-type="float">
            <text:p>71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8.1" calcext:value-type="float">
            <text:p>48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Total Viviendas</text:p>
          </table:table-cell>
          <table:table-cell office:value-type="float" office:value="91791" calcext:value-type="float">
            <text:p>9179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4.8" calcext:value-type="float">
            <text:p>84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2" calcext:value-type="float">
            <text:p>96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2" calcext:value-type="float">
            <text:p>99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Total Viviendas</text:p>
          </table:table-cell>
          <table:table-cell office:value-type="float" office:value="128433" calcext:value-type="float">
            <text:p>12843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9.2" calcext:value-type="float">
            <text:p>89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7.7" calcext:value-type="float">
            <text:p>67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Total Viviendas</text:p>
          </table:table-cell>
          <table:table-cell office:value-type="float" office:value="142682" calcext:value-type="float">
            <text:p>14268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4.3" calcext:value-type="float">
            <text:p>94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7.7" calcext:value-type="float">
            <text:p>97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6" calcext:value-type="float">
            <text:p>99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Total Viviendas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con <text:s/>tel�fono fijo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2 Arag�n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table:number-columns-repeated="2" office:value-type="string" calcext:value-type="string">
            <text:p>Total Viviendas</text:p>
          </table:table-cell>
          <table:table-cell office:value-type="float" office:value="385565" calcext:value-type="float">
            <text:p>38556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7.1" calcext:value-type="float">
            <text:p>77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3.8" calcext:value-type="float">
            <text:p>93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8.2" calcext:value-type="float">
            <text:p>48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8" calcext:value-type="float">
            <text:p>98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Total Viviendas</text:p>
          </table:table-cell>
          <table:table-cell office:value-type="float" office:value="104137" calcext:value-type="float">
            <text:p>10413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89.2" calcext:value-type="float">
            <text:p>89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32.2" calcext:value-type="float">
            <text:p>32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1" calcext:value-type="float">
            <text:p>98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Total Viviendas</text:p>
          </table:table-cell>
          <table:table-cell office:value-type="float" office:value="126287" calcext:value-type="float">
            <text:p>12628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1.5" calcext:value-type="float">
            <text:p>91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6.7" calcext:value-type="float">
            <text:p>56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4" calcext:value-type="float">
            <text:p>98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Total Viviendas</text:p>
          </table:table-cell>
          <table:table-cell office:value-type="float" office:value="89226" calcext:value-type="float">
            <text:p>8922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9.2" calcext:value-type="float">
            <text:p>89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8" calcext:value-type="float">
            <text:p>98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2.9" calcext:value-type="float">
            <text:p>52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4" calcext:value-type="float">
            <text:p>99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Total Viviendas</text:p>
          </table:table-cell>
          <table:table-cell office:value-type="float" office:value="55906" calcext:value-type="float">
            <text:p>5590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2.9" calcext:value-type="float">
            <text:p>92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9" calcext:value-type="float">
            <text:p>98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Total Viviendas</text:p>
          </table:table-cell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5.6" calcext:value-type="float">
            <text:p>55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Total Viviendas</text:p>
          </table:table-cell>
          <table:table-cell office:value-type="float" office:value="104137" calcext:value-type="float">
            <text:p>10413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89.2" calcext:value-type="float">
            <text:p>89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32.2" calcext:value-type="float">
            <text:p>32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1" calcext:value-type="float">
            <text:p>98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Total Viviendas</text:p>
          </table:table-cell>
          <table:table-cell office:value-type="float" office:value="49291" calcext:value-type="float">
            <text:p>4929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5.9" calcext:value-type="float">
            <text:p>75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2.8" calcext:value-type="float">
            <text:p>92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8.4" calcext:value-type="float">
            <text:p>58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Total Viviendas</text:p>
          </table:table-cell>
          <table:table-cell office:value-type="float" office:value="78820" calcext:value-type="float">
            <text:p>7882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2.2" calcext:value-type="float">
            <text:p>72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1.8" calcext:value-type="float">
            <text:p>91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6.8" calcext:value-type="float">
            <text:p>56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2" calcext:value-type="float">
            <text:p>99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Total Viviendas</text:p>
          </table:table-cell>
          <table:table-cell office:value-type="float" office:value="119850" calcext:value-type="float">
            <text:p>11985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2.5" calcext:value-type="float">
            <text:p>92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9.1" calcext:value-type="float">
            <text:p>99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8.4" calcext:value-type="float">
            <text:p>48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5" calcext:value-type="float">
            <text:p>99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Total Viviendas</text:p>
          </table:table-cell>
          <table:table-cell office:value-type="float" office:value="33468" calcext:value-type="float">
            <text:p>3346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4.8" calcext:value-type="float">
            <text:p>74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5.7" calcext:value-type="float">
            <text:p>95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2.3" calcext:value-type="float">
            <text:p>62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7.2" calcext:value-type="float">
            <text:p>97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Total Viviendas</text:p>
          </table:table-cell>
          <table:table-cell office:value-type="float" office:value="190548" calcext:value-type="float">
            <text:p>19054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5.1" calcext:value-type="float">
            <text:p>85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8" calcext:value-type="float">
            <text:p>96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3.9" calcext:value-type="float">
            <text:p>53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7" calcext:value-type="float">
            <text:p>99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67188" calcext:value-type="float">
            <text:p>6718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2.7" calcext:value-type="float">
            <text:p>72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5.3" calcext:value-type="float">
            <text:p>95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5.8" calcext:value-type="float">
            <text:p>45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1" calcext:value-type="float">
            <text:p>99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18354" calcext:value-type="float">
            <text:p>1835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1.6" calcext:value-type="float">
            <text:p>71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4.3" calcext:value-type="float">
            <text:p>94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5.1" calcext:value-type="float">
            <text:p>55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7.6" calcext:value-type="float">
            <text:p>97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56903" calcext:value-type="float">
            <text:p>5690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1.9" calcext:value-type="float">
            <text:p>71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1.6" calcext:value-type="float">
            <text:p>91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39.1" calcext:value-type="float">
            <text:p>39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52572" calcext:value-type="float">
            <text:p>5257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83.6" calcext:value-type="float">
            <text:p>83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38.4" calcext:value-type="float">
            <text:p>38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4.6" calcext:value-type="float">
            <text:p>94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Total Viviendas</text:p>
          </table:table-cell>
          <table:table-cell office:value-type="float" office:value="54462" calcext:value-type="float">
            <text:p>5446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53.1" calcext:value-type="float">
            <text:p>53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85.7" calcext:value-type="float">
            <text:p>85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24.3" calcext:value-type="float">
            <text:p>24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Total Viviendas</text:p>
          </table:table-cell>
          <table:table-cell office:value-type="float" office:value="61242" calcext:value-type="float">
            <text:p>6124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66.2" calcext:value-type="float">
            <text:p>66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1.8" calcext:value-type="float">
            <text:p>91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37.2" calcext:value-type="float">
            <text:p>37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1" calcext:value-type="float">
            <text:p>98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Total Viviendas</text:p>
          </table:table-cell>
          <table:table-cell office:value-type="float" office:value="71897" calcext:value-type="float">
            <text:p>7189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4.8" calcext:value-type="float">
            <text:p>74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1.9" calcext:value-type="float">
            <text:p>91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9.7" calcext:value-type="float">
            <text:p>49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6.8" calcext:value-type="float">
            <text:p>96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Total Viviendas</text:p>
          </table:table-cell>
          <table:table-cell office:value-type="float" office:value="91843" calcext:value-type="float">
            <text:p>9184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3.1" calcext:value-type="float">
            <text:p>83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1" calcext:value-type="float">
            <text:p>96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3.8" calcext:value-type="float">
            <text:p>53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3" calcext:value-type="float">
            <text:p>99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Total Viviendas</text:p>
          </table:table-cell>
          <table:table-cell office:value-type="float" office:value="104940" calcext:value-type="float">
            <text:p>10494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5" calcext:value-type="float">
            <text:p>98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6" calcext:value-type="float">
            <text:p>99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Total Viviendas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3 Asturias, Principado de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table:number-columns-repeated="2" office:value-type="string" calcext:value-type="string">
            <text:p>Total Viviendas</text:p>
          </table:table-cell>
          <table:table-cell office:value-type="float" office:value="418442" calcext:value-type="float">
            <text:p>41844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4.8" calcext:value-type="float">
            <text:p>84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7.7" calcext:value-type="float">
            <text:p>97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1.3" calcext:value-type="float">
            <text:p>51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7" calcext:value-type="float">
            <text:p>99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Total Viviendas</text:p>
          </table:table-cell>
          <table:table-cell office:value-type="float" office:value="93545" calcext:value-type="float">
            <text:p>9354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3.7" calcext:value-type="float">
            <text:p>73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5.8" calcext:value-type="float">
            <text:p>95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5.7" calcext:value-type="float">
            <text:p>45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2" calcext:value-type="float">
            <text:p>99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Total Viviendas</text:p>
          </table:table-cell>
          <table:table-cell office:value-type="float" office:value="109143" calcext:value-type="float">
            <text:p>10914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0.6" calcext:value-type="float">
            <text:p>80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4.8" calcext:value-type="float">
            <text:p>54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Total Viviendas</text:p>
          </table:table-cell>
          <table:table-cell office:value-type="float" office:value="94122" calcext:value-type="float">
            <text:p>9412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9.2" calcext:value-type="float">
            <text:p>89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7.6" calcext:value-type="float">
            <text:p>97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6.4" calcext:value-type="float">
            <text:p>56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3" calcext:value-type="float">
            <text:p>99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Total Viviendas</text:p>
          </table:table-cell>
          <table:table-cell office:value-type="float" office:value="89465" calcext:value-type="float">
            <text:p>8946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7.8" calcext:value-type="float">
            <text:p>47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Total Viviendas</text:p>
          </table:table-cell>
          <table:table-cell office:value-type="float" office:value="32167" calcext:value-type="float">
            <text:p>3216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7.2" calcext:value-type="float">
            <text:p>87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Total Viviendas</text:p>
          </table:table-cell>
          <table:table-cell office:value-type="float" office:value="93545" calcext:value-type="float">
            <text:p>9354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3.7" calcext:value-type="float">
            <text:p>73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5.8" calcext:value-type="float">
            <text:p>95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5.7" calcext:value-type="float">
            <text:p>45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2" calcext:value-type="float">
            <text:p>99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Total Viviendas</text:p>
          </table:table-cell>
          <table:table-cell office:value-type="float" office:value="45736" calcext:value-type="float">
            <text:p>4573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9" calcext:value-type="float">
            <text:p>98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6.3" calcext:value-type="float">
            <text:p>46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Total Viviendas</text:p>
          </table:table-cell>
          <table:table-cell office:value-type="float" office:value="67707" calcext:value-type="float">
            <text:p>6770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0.7" calcext:value-type="float">
            <text:p>80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7.4" calcext:value-type="float">
            <text:p>97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0.2" calcext:value-type="float">
            <text:p>60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Total Viviendas</text:p>
          </table:table-cell>
          <table:table-cell office:value-type="float" office:value="163280" calcext:value-type="float">
            <text:p>16328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2.8" calcext:value-type="float">
            <text:p>92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1.4" calcext:value-type="float">
            <text:p>51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Total Viviendas</text:p>
          </table:table-cell>
          <table:table-cell office:value-type="float" office:value="48173" calcext:value-type="float">
            <text:p>4817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8.8" calcext:value-type="float">
            <text:p>78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5" calcext:value-type="float">
            <text:p>96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6" calcext:value-type="float">
            <text:p>98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Total Viviendas</text:p>
          </table:table-cell>
          <table:table-cell office:value-type="float" office:value="147708" calcext:value-type="float">
            <text:p>14770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7.6" calcext:value-type="float">
            <text:p>97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3.1" calcext:value-type="float">
            <text:p>53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5" calcext:value-type="float">
            <text:p>99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18245" calcext:value-type="float">
            <text:p>1824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8" calcext:value-type="float">
            <text:p>96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136066" calcext:value-type="float">
            <text:p>13606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8" calcext:value-type="float">
            <text:p>98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3.2" calcext:value-type="float">
            <text:p>53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61044" calcext:value-type="float">
            <text:p>6104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9.7" calcext:value-type="float">
            <text:p>79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5.5" calcext:value-type="float">
            <text:p>95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8.3" calcext:value-type="float">
            <text:p>48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8" calcext:value-type="float">
            <text:p>98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55379" calcext:value-type="float">
            <text:p>5537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9.6" calcext:value-type="float">
            <text:p>79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1" calcext:value-type="float">
            <text:p>98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1.3" calcext:value-type="float">
            <text:p>51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Total Viviendas</text:p>
          </table:table-cell>
          <table:table-cell office:value-type="float" office:value="37756" calcext:value-type="float">
            <text:p>3775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2.5" calcext:value-type="float">
            <text:p>82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4.9" calcext:value-type="float">
            <text:p>44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Total Viviendas</text:p>
          </table:table-cell>
          <table:table-cell office:value-type="float" office:value="59161" calcext:value-type="float">
            <text:p>5916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6" calcext:value-type="float">
            <text:p>96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0.9" calcext:value-type="float">
            <text:p>40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8" calcext:value-type="float">
            <text:p>98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Total Viviendas</text:p>
          </table:table-cell>
          <table:table-cell office:value-type="float" office:value="56649" calcext:value-type="float">
            <text:p>5664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9.4" calcext:value-type="float">
            <text:p>79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6" calcext:value-type="float">
            <text:p>96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Total Viviendas</text:p>
          </table:table-cell>
          <table:table-cell office:value-type="float" office:value="102320" calcext:value-type="float">
            <text:p>10232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3.3" calcext:value-type="float">
            <text:p>83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5.6" calcext:value-type="float">
            <text:p>95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3.1" calcext:value-type="float">
            <text:p>53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3" calcext:value-type="float">
            <text:p>99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Total Viviendas</text:p>
          </table:table-cell>
          <table:table-cell office:value-type="float" office:value="158996" calcext:value-type="float">
            <text:p>15899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2.8" calcext:value-type="float">
            <text:p>92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9.7" calcext:value-type="float">
            <text:p>99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Total Viviendas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5.5" calcext:value-type="float">
            <text:p>85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85.5" calcext:value-type="float">
            <text:p>85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14.5" calcext:value-type="float">
            <text:p>14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4 Balears, Illes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table:number-columns-repeated="2" office:value-type="string" calcext:value-type="string">
            <text:p>Total Viviendas</text:p>
          </table:table-cell>
          <table:table-cell office:value-type="float" office:value="806345" calcext:value-type="float">
            <text:p>80634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8.9" calcext:value-type="float">
            <text:p>78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8" calcext:value-type="float">
            <text:p>96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1.6" calcext:value-type="float">
            <text:p>61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9" calcext:value-type="float">
            <text:p>98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Total Viviendas</text:p>
          </table:table-cell>
          <table:table-cell office:value-type="float" office:value="200836" calcext:value-type="float">
            <text:p>20083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61.4" calcext:value-type="float">
            <text:p>61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5.4" calcext:value-type="float">
            <text:p>95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8" calcext:value-type="float">
            <text:p>98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Total Viviendas</text:p>
          </table:table-cell>
          <table:table-cell office:value-type="float" office:value="216905" calcext:value-type="float">
            <text:p>21690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3.9" calcext:value-type="float">
            <text:p>73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3.2" calcext:value-type="float">
            <text:p>93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5.1" calcext:value-type="float">
            <text:p>65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7.1" calcext:value-type="float">
            <text:p>97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Total Viviendas</text:p>
          </table:table-cell>
          <table:table-cell office:value-type="float" office:value="179278" calcext:value-type="float">
            <text:p>17927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8.5" calcext:value-type="float">
            <text:p>88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9.1" calcext:value-type="float">
            <text:p>99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70.4" calcext:value-type="float">
            <text:p>70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Total Viviendas</text:p>
          </table:table-cell>
          <table:table-cell office:value-type="float" office:value="150748" calcext:value-type="float">
            <text:p>15074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5.2" calcext:value-type="float">
            <text:p>95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Total Viviendas</text:p>
          </table:table-cell>
          <table:table-cell office:value-type="float" office:value="58579" calcext:value-type="float">
            <text:p>5857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6.7" calcext:value-type="float">
            <text:p>86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5.2" calcext:value-type="float">
            <text:p>65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Total Viviendas</text:p>
          </table:table-cell>
          <table:table-cell office:value-type="float" office:value="200836" calcext:value-type="float">
            <text:p>20083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61.4" calcext:value-type="float">
            <text:p>61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5.4" calcext:value-type="float">
            <text:p>95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8" calcext:value-type="float">
            <text:p>98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Total Viviendas</text:p>
          </table:table-cell>
          <table:table-cell office:value-type="float" office:value="127259" calcext:value-type="float">
            <text:p>12725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7.3" calcext:value-type="float">
            <text:p>77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71.7" calcext:value-type="float">
            <text:p>71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7.9" calcext:value-type="float">
            <text:p>97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Total Viviendas</text:p>
          </table:table-cell>
          <table:table-cell office:value-type="float" office:value="119616" calcext:value-type="float">
            <text:p>11961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4.7" calcext:value-type="float">
            <text:p>74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1.9" calcext:value-type="float">
            <text:p>91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7.7" calcext:value-type="float">
            <text:p>67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Total Viviendas</text:p>
          </table:table-cell>
          <table:table-cell office:value-type="float" office:value="269324" calcext:value-type="float">
            <text:p>26932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3.7" calcext:value-type="float">
            <text:p>93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9.7" calcext:value-type="float">
            <text:p>99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7.7" calcext:value-type="float">
            <text:p>67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Total Viviendas</text:p>
          </table:table-cell>
          <table:table-cell office:value-type="float" office:value="89311" calcext:value-type="float">
            <text:p>8931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1.8" calcext:value-type="float">
            <text:p>81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9.1" calcext:value-type="float">
            <text:p>99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2.5" calcext:value-type="float">
            <text:p>62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Total Viviendas</text:p>
          </table:table-cell>
          <table:table-cell office:value-type="float" office:value="300156" calcext:value-type="float">
            <text:p>30015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5.1" calcext:value-type="float">
            <text:p>85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1.5" calcext:value-type="float">
            <text:p>61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7" calcext:value-type="float">
            <text:p>99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148603" calcext:value-type="float">
            <text:p>14860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8.1" calcext:value-type="float">
            <text:p>78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6" calcext:value-type="float">
            <text:p>96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8.5" calcext:value-type="float">
            <text:p>58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9" calcext:value-type="float">
            <text:p>98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207449" calcext:value-type="float">
            <text:p>20744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3.5" calcext:value-type="float">
            <text:p>73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3.4" calcext:value-type="float">
            <text:p>63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5" calcext:value-type="float">
            <text:p>99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75214" calcext:value-type="float">
            <text:p>7521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5.1" calcext:value-type="float">
            <text:p>75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3.1" calcext:value-type="float">
            <text:p>93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4.8" calcext:value-type="float">
            <text:p>94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74924" calcext:value-type="float">
            <text:p>7492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5.1" calcext:value-type="float">
            <text:p>75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5" calcext:value-type="float">
            <text:p>98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0.7" calcext:value-type="float">
            <text:p>60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5" calcext:value-type="float">
            <text:p>98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Total Viviendas</text:p>
          </table:table-cell>
          <table:table-cell office:value-type="float" office:value="147265" calcext:value-type="float">
            <text:p>14726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56.1" calcext:value-type="float">
            <text:p>56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5.8" calcext:value-type="float">
            <text:p>95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6.6" calcext:value-type="float">
            <text:p>46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1" calcext:value-type="float">
            <text:p>99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Total Viviendas</text:p>
          </table:table-cell>
          <table:table-cell office:value-type="float" office:value="145400" calcext:value-type="float">
            <text:p>1454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5.4" calcext:value-type="float">
            <text:p>95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3.1" calcext:value-type="float">
            <text:p>53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2" calcext:value-type="float">
            <text:p>98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Total Viviendas</text:p>
          </table:table-cell>
          <table:table-cell office:value-type="float" office:value="126916" calcext:value-type="float">
            <text:p>12691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8.8" calcext:value-type="float">
            <text:p>78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4.6" calcext:value-type="float">
            <text:p>94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8.9" calcext:value-type="float">
            <text:p>58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2" calcext:value-type="float">
            <text:p>98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Total Viviendas</text:p>
          </table:table-cell>
          <table:table-cell office:value-type="float" office:value="187896" calcext:value-type="float">
            <text:p>18789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4" calcext:value-type="float">
            <text:p>98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8.8" calcext:value-type="float">
            <text:p>68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4" calcext:value-type="float">
            <text:p>99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Total Viviendas</text:p>
          </table:table-cell>
          <table:table-cell office:value-type="float" office:value="194557" calcext:value-type="float">
            <text:p>19455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4.4" calcext:value-type="float">
            <text:p>94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5" calcext:value-type="float">
            <text:p>98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73.9" calcext:value-type="float">
            <text:p>73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3" calcext:value-type="float">
            <text:p>99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Total Viviendas</text:p>
          </table:table-cell>
          <table:table-cell office:value-type="float" office:value="4311" calcext:value-type="float">
            <text:p>431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5 Canarias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table:number-columns-repeated="2" office:value-type="string" calcext:value-type="string">
            <text:p>Total Viviendas</text:p>
          </table:table-cell>
          <table:table-cell office:value-type="float" office:value="219566" calcext:value-type="float">
            <text:p>21956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1.5" calcext:value-type="float">
            <text:p>81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3.7" calcext:value-type="float">
            <text:p>53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4" calcext:value-type="float">
            <text:p>99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Total Viviendas</text:p>
          </table:table-cell>
          <table:table-cell office:value-type="float" office:value="58009" calcext:value-type="float">
            <text:p>5800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3.1" calcext:value-type="float">
            <text:p>93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33.9" calcext:value-type="float">
            <text:p>33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5" calcext:value-type="float">
            <text:p>98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Total Viviendas</text:p>
          </table:table-cell>
          <table:table-cell office:value-type="float" office:value="63286" calcext:value-type="float">
            <text:p>6328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7.7" calcext:value-type="float">
            <text:p>77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5.2" calcext:value-type="float">
            <text:p>95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7.8" calcext:value-type="float">
            <text:p>57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Total Viviendas</text:p>
          </table:table-cell>
          <table:table-cell office:value-type="float" office:value="48972" calcext:value-type="float">
            <text:p>4897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1.9" calcext:value-type="float">
            <text:p>91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7.2" calcext:value-type="float">
            <text:p>97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4.2" calcext:value-type="float">
            <text:p>64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9" calcext:value-type="float">
            <text:p>98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Total Viviendas</text:p>
          </table:table-cell>
          <table:table-cell office:value-type="float" office:value="39481" calcext:value-type="float">
            <text:p>3948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5.9" calcext:value-type="float">
            <text:p>95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3.6" calcext:value-type="float">
            <text:p>63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Total Viviendas</text:p>
          </table:table-cell>
          <table:table-cell office:value-type="float" office:value="9818" calcext:value-type="float">
            <text:p>981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5.8" calcext:value-type="float">
            <text:p>95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2.2" calcext:value-type="float">
            <text:p>52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Total Viviendas</text:p>
          </table:table-cell>
          <table:table-cell office:value-type="float" office:value="58009" calcext:value-type="float">
            <text:p>5800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3.1" calcext:value-type="float">
            <text:p>93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33.9" calcext:value-type="float">
            <text:p>33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5" calcext:value-type="float">
            <text:p>98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Total Viviendas</text:p>
          </table:table-cell>
          <table:table-cell office:value-type="float" office:value="21502" calcext:value-type="float">
            <text:p>2150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4.8" calcext:value-type="float">
            <text:p>84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8" calcext:value-type="float">
            <text:p>98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9.1" calcext:value-type="float">
            <text:p>59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Total Viviendas</text:p>
          </table:table-cell>
          <table:table-cell office:value-type="float" office:value="40410" calcext:value-type="float">
            <text:p>4041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5.9" calcext:value-type="float">
            <text:p>75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4.8" calcext:value-type="float">
            <text:p>94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8.2" calcext:value-type="float">
            <text:p>58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Total Viviendas</text:p>
          </table:table-cell>
          <table:table-cell office:value-type="float" office:value="77125" calcext:value-type="float">
            <text:p>7712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3.8" calcext:value-type="float">
            <text:p>93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9" calcext:value-type="float">
            <text:p>98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Total Viviendas</text:p>
          </table:table-cell>
          <table:table-cell office:value-type="float" office:value="22520" calcext:value-type="float">
            <text:p>2252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4.4" calcext:value-type="float">
            <text:p>84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2.6" calcext:value-type="float">
            <text:p>92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9.2" calcext:value-type="float">
            <text:p>49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7.5" calcext:value-type="float">
            <text:p>97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Total Viviendas</text:p>
          </table:table-cell>
          <table:table-cell office:value-type="float" office:value="64878" calcext:value-type="float">
            <text:p>6487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8" calcext:value-type="float">
            <text:p>96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2" calcext:value-type="float">
            <text:p>99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37176" calcext:value-type="float">
            <text:p>3717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5.7" calcext:value-type="float">
            <text:p>85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5.7" calcext:value-type="float">
            <text:p>95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4.3" calcext:value-type="float">
            <text:p>54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15124" calcext:value-type="float">
            <text:p>1512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7.4" calcext:value-type="float">
            <text:p>97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7.6" calcext:value-type="float">
            <text:p>57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64563" calcext:value-type="float">
            <text:p>6456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7.2" calcext:value-type="float">
            <text:p>77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3.4" calcext:value-type="float">
            <text:p>93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0.7" calcext:value-type="float">
            <text:p>50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1" calcext:value-type="float">
            <text:p>99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37826" calcext:value-type="float">
            <text:p>3782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7.4" calcext:value-type="float">
            <text:p>97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2.4" calcext:value-type="float">
            <text:p>42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1" calcext:value-type="float">
            <text:p>99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Total Viviendas</text:p>
          </table:table-cell>
          <table:table-cell office:value-type="float" office:value="28120" calcext:value-type="float">
            <text:p>2812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63.7" calcext:value-type="float">
            <text:p>63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1.7" calcext:value-type="float">
            <text:p>91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37.3" calcext:value-type="float">
            <text:p>37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2" calcext:value-type="float">
            <text:p>98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Total Viviendas</text:p>
          </table:table-cell>
          <table:table-cell office:value-type="float" office:value="38646" calcext:value-type="float">
            <text:p>3864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67.2" calcext:value-type="float">
            <text:p>67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3.9" calcext:value-type="float">
            <text:p>93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36.3" calcext:value-type="float">
            <text:p>36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2" calcext:value-type="float">
            <text:p>99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Total Viviendas</text:p>
          </table:table-cell>
          <table:table-cell office:value-type="float" office:value="41814" calcext:value-type="float">
            <text:p>4181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9.7" calcext:value-type="float">
            <text:p>79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5.1" calcext:value-type="float">
            <text:p>95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5.6" calcext:value-type="float">
            <text:p>55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7" calcext:value-type="float">
            <text:p>98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Total Viviendas</text:p>
          </table:table-cell>
          <table:table-cell office:value-type="float" office:value="49254" calcext:value-type="float">
            <text:p>4925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9.8" calcext:value-type="float">
            <text:p>89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7.8" calcext:value-type="float">
            <text:p>97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6.1" calcext:value-type="float">
            <text:p>56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Total Viviendas</text:p>
          </table:table-cell>
          <table:table-cell office:value-type="float" office:value="60514" calcext:value-type="float">
            <text:p>6051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3.6" calcext:value-type="float">
            <text:p>93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3" calcext:value-type="float">
            <text:p>98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8.8" calcext:value-type="float">
            <text:p>68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Total Viviendas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4.1" calcext:value-type="float">
            <text:p>74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74.1" calcext:value-type="float">
            <text:p>74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6 Cantabria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table:number-columns-repeated="2" office:value-type="string" calcext:value-type="string">
            <text:p>Total Viviendas</text:p>
          </table:table-cell>
          <table:table-cell office:value-type="float" office:value="891993" calcext:value-type="float">
            <text:p>89199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0.2" calcext:value-type="float">
            <text:p>80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5.4" calcext:value-type="float">
            <text:p>95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1.1" calcext:value-type="float">
            <text:p>61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1" calcext:value-type="float">
            <text:p>99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Total Viviendas</text:p>
          </table:table-cell>
          <table:table-cell office:value-type="float" office:value="257460" calcext:value-type="float">
            <text:p>25746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67.2" calcext:value-type="float">
            <text:p>67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2.4" calcext:value-type="float">
            <text:p>92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6.3" calcext:value-type="float">
            <text:p>46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Total Viviendas</text:p>
          </table:table-cell>
          <table:table-cell office:value-type="float" office:value="259108" calcext:value-type="float">
            <text:p>25910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7.4" calcext:value-type="float">
            <text:p>77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3.3" calcext:value-type="float">
            <text:p>93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3" calcext:value-type="float">
            <text:p>99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Total Viviendas</text:p>
          </table:table-cell>
          <table:table-cell office:value-type="float" office:value="194500" calcext:value-type="float">
            <text:p>1945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8" calcext:value-type="float">
            <text:p>98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70.4" calcext:value-type="float">
            <text:p>70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3" calcext:value-type="float">
            <text:p>99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Total Viviendas</text:p>
          </table:table-cell>
          <table:table-cell office:value-type="float" office:value="143113" calcext:value-type="float">
            <text:p>14311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3.6" calcext:value-type="float">
            <text:p>93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9.1" calcext:value-type="float">
            <text:p>99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5.7" calcext:value-type="float">
            <text:p>65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Total Viviendas</text:p>
          </table:table-cell>
          <table:table-cell office:value-type="float" office:value="37812" calcext:value-type="float">
            <text:p>3781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1.4" calcext:value-type="float">
            <text:p>91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8.9" calcext:value-type="float">
            <text:p>58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Total Viviendas</text:p>
          </table:table-cell>
          <table:table-cell office:value-type="float" office:value="257460" calcext:value-type="float">
            <text:p>25746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67.2" calcext:value-type="float">
            <text:p>67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2.4" calcext:value-type="float">
            <text:p>92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6.3" calcext:value-type="float">
            <text:p>46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Total Viviendas</text:p>
          </table:table-cell>
          <table:table-cell office:value-type="float" office:value="106842" calcext:value-type="float">
            <text:p>10684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3" calcext:value-type="float">
            <text:p>96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Total Viviendas</text:p>
          </table:table-cell>
          <table:table-cell office:value-type="float" office:value="172303" calcext:value-type="float">
            <text:p>17230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5.1" calcext:value-type="float">
            <text:p>95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3.3" calcext:value-type="float">
            <text:p>63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9" calcext:value-type="float">
            <text:p>98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Total Viviendas</text:p>
          </table:table-cell>
          <table:table-cell office:value-type="float" office:value="299555" calcext:value-type="float">
            <text:p>29955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1.7" calcext:value-type="float">
            <text:p>91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9.2" calcext:value-type="float">
            <text:p>99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7.7" calcext:value-type="float">
            <text:p>67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6" calcext:value-type="float">
            <text:p>99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Total Viviendas</text:p>
          </table:table-cell>
          <table:table-cell office:value-type="float" office:value="55832" calcext:value-type="float">
            <text:p>5583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3.3" calcext:value-type="float">
            <text:p>73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88.6" calcext:value-type="float">
            <text:p>88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73.6" calcext:value-type="float">
            <text:p>73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Total Viviendas</text:p>
          </table:table-cell>
          <table:table-cell office:value-type="float" office:value="379209" calcext:value-type="float">
            <text:p>37920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6.8" calcext:value-type="float">
            <text:p>86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4" calcext:value-type="float">
            <text:p>98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7.3" calcext:value-type="float">
            <text:p>67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5" calcext:value-type="float">
            <text:p>99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39936" calcext:value-type="float">
            <text:p>3993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67.6" calcext:value-type="float">
            <text:p>67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0.1" calcext:value-type="float">
            <text:p>90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7.4" calcext:value-type="float">
            <text:p>57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62349" calcext:value-type="float">
            <text:p>6234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0.3" calcext:value-type="float">
            <text:p>90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1.3" calcext:value-type="float">
            <text:p>61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19284" calcext:value-type="float">
            <text:p>1928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6.9" calcext:value-type="float">
            <text:p>86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9.1" calcext:value-type="float">
            <text:p>69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391215" calcext:value-type="float">
            <text:p>39121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3.1" calcext:value-type="float">
            <text:p>73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2.6" calcext:value-type="float">
            <text:p>92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4" calcext:value-type="float">
            <text:p>98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Total Viviendas</text:p>
          </table:table-cell>
          <table:table-cell office:value-type="float" office:value="115764" calcext:value-type="float">
            <text:p>11576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63.5" calcext:value-type="float">
            <text:p>63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86.8" calcext:value-type="float">
            <text:p>86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6.1" calcext:value-type="float">
            <text:p>46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8" calcext:value-type="float">
            <text:p>98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Total Viviendas</text:p>
          </table:table-cell>
          <table:table-cell office:value-type="float" office:value="138279" calcext:value-type="float">
            <text:p>13827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61.4" calcext:value-type="float">
            <text:p>61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89.8" calcext:value-type="float">
            <text:p>89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5.6" calcext:value-type="float">
            <text:p>55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Total Viviendas</text:p>
          </table:table-cell>
          <table:table-cell office:value-type="float" office:value="165354" calcext:value-type="float">
            <text:p>16535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1.2" calcext:value-type="float">
            <text:p>81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1" calcext:value-type="float">
            <text:p>98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4.8" calcext:value-type="float">
            <text:p>54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Total Viviendas</text:p>
          </table:table-cell>
          <table:table-cell office:value-type="float" office:value="229600" calcext:value-type="float">
            <text:p>2296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6.7" calcext:value-type="float">
            <text:p>86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3" calcext:value-type="float">
            <text:p>98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1" calcext:value-type="float">
            <text:p>99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Total Viviendas</text:p>
          </table:table-cell>
          <table:table-cell office:value-type="float" office:value="236552" calcext:value-type="float">
            <text:p>23655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2.3" calcext:value-type="float">
            <text:p>92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2" calcext:value-type="float">
            <text:p>98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70.7" calcext:value-type="float">
            <text:p>70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1" calcext:value-type="float">
            <text:p>99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Total Viviendas</text:p>
          </table:table-cell>
          <table:table-cell office:value-type="float" office:value="6444" calcext:value-type="float">
            <text:p>644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9.1" calcext:value-type="float">
            <text:p>79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2.6" calcext:value-type="float">
            <text:p>62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7 Castilla y Le�n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table:number-columns-repeated="2" office:value-type="string" calcext:value-type="string">
            <text:p>Total Viviendas</text:p>
          </table:table-cell>
          <table:table-cell office:value-type="float" office:value="743727" calcext:value-type="float">
            <text:p>74372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9.3" calcext:value-type="float">
            <text:p>79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8.1" calcext:value-type="float">
            <text:p>48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3" calcext:value-type="float">
            <text:p>99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Total Viviendas</text:p>
          </table:table-cell>
          <table:table-cell office:value-type="float" office:value="182138" calcext:value-type="float">
            <text:p>18213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3.6" calcext:value-type="float">
            <text:p>93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35.5" calcext:value-type="float">
            <text:p>35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2" calcext:value-type="float">
            <text:p>98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Total Viviendas</text:p>
          </table:table-cell>
          <table:table-cell office:value-type="float" office:value="196674" calcext:value-type="float">
            <text:p>19667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67.9" calcext:value-type="float">
            <text:p>67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2.8" calcext:value-type="float">
            <text:p>92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9.5" calcext:value-type="float">
            <text:p>49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5" calcext:value-type="float">
            <text:p>99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Total Viviendas</text:p>
          </table:table-cell>
          <table:table-cell office:value-type="float" office:value="164513" calcext:value-type="float">
            <text:p>16451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9.3" calcext:value-type="float">
            <text:p>89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9" calcext:value-type="float">
            <text:p>98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8.1" calcext:value-type="float">
            <text:p>58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4" calcext:value-type="float">
            <text:p>99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Total Viviendas</text:p>
          </table:table-cell>
          <table:table-cell office:value-type="float" office:value="165000" calcext:value-type="float">
            <text:p>1650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7.6" calcext:value-type="float">
            <text:p>97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9.4" calcext:value-type="float">
            <text:p>99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0.2" calcext:value-type="float">
            <text:p>50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Total Viviendas</text:p>
          </table:table-cell>
          <table:table-cell office:value-type="float" office:value="35402" calcext:value-type="float">
            <text:p>3540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4.4" calcext:value-type="float">
            <text:p>94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7.2" calcext:value-type="float">
            <text:p>97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8.6" calcext:value-type="float">
            <text:p>48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Total Viviendas</text:p>
          </table:table-cell>
          <table:table-cell office:value-type="float" office:value="182138" calcext:value-type="float">
            <text:p>18213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3.6" calcext:value-type="float">
            <text:p>93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35.5" calcext:value-type="float">
            <text:p>35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2" calcext:value-type="float">
            <text:p>98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Total Viviendas</text:p>
          </table:table-cell>
          <table:table-cell office:value-type="float" office:value="57730" calcext:value-type="float">
            <text:p>5773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8.2" calcext:value-type="float">
            <text:p>78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5.3" calcext:value-type="float">
            <text:p>95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Total Viviendas</text:p>
          </table:table-cell>
          <table:table-cell office:value-type="float" office:value="136056" calcext:value-type="float">
            <text:p>13605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65.9" calcext:value-type="float">
            <text:p>65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3.5" calcext:value-type="float">
            <text:p>93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2" calcext:value-type="float">
            <text:p>99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Total Viviendas</text:p>
          </table:table-cell>
          <table:table-cell office:value-type="float" office:value="308804" calcext:value-type="float">
            <text:p>30880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5.1" calcext:value-type="float">
            <text:p>95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9.1" calcext:value-type="float">
            <text:p>99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5.4" calcext:value-type="float">
            <text:p>55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7" calcext:value-type="float">
            <text:p>99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Total Viviendas</text:p>
          </table:table-cell>
          <table:table-cell office:value-type="float" office:value="58998" calcext:value-type="float">
            <text:p>5899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8.9" calcext:value-type="float">
            <text:p>78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3.9" calcext:value-type="float">
            <text:p>93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9.2" calcext:value-type="float">
            <text:p>49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Total Viviendas</text:p>
          </table:table-cell>
          <table:table-cell office:value-type="float" office:value="175566" calcext:value-type="float">
            <text:p>17556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3.9" calcext:value-type="float">
            <text:p>83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6.5" calcext:value-type="float">
            <text:p>56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86327" calcext:value-type="float">
            <text:p>8632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0.8" calcext:value-type="float">
            <text:p>80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7.7" calcext:value-type="float">
            <text:p>97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5.1" calcext:value-type="float">
            <text:p>45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8" calcext:value-type="float">
            <text:p>98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47864" calcext:value-type="float">
            <text:p>4786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2.7" calcext:value-type="float">
            <text:p>82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5.7" calcext:value-type="float">
            <text:p>95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7.4" calcext:value-type="float">
            <text:p>47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118253" calcext:value-type="float">
            <text:p>11825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5.3" calcext:value-type="float">
            <text:p>95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6.5" calcext:value-type="float">
            <text:p>46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315717" calcext:value-type="float">
            <text:p>31571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4.4" calcext:value-type="float">
            <text:p>74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5.3" calcext:value-type="float">
            <text:p>95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4.9" calcext:value-type="float">
            <text:p>44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4" calcext:value-type="float">
            <text:p>99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Total Viviendas</text:p>
          </table:table-cell>
          <table:table-cell office:value-type="float" office:value="117214" calcext:value-type="float">
            <text:p>11721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53.2" calcext:value-type="float">
            <text:p>53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0.6" calcext:value-type="float">
            <text:p>90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1" calcext:value-type="float">
            <text:p>99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Total Viviendas</text:p>
          </table:table-cell>
          <table:table-cell office:value-type="float" office:value="131264" calcext:value-type="float">
            <text:p>13126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66.9" calcext:value-type="float">
            <text:p>66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4.3" calcext:value-type="float">
            <text:p>94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29.9" calcext:value-type="float">
            <text:p>29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2" calcext:value-type="float">
            <text:p>98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Total Viviendas</text:p>
          </table:table-cell>
          <table:table-cell office:value-type="float" office:value="152555" calcext:value-type="float">
            <text:p>15255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5.1" calcext:value-type="float">
            <text:p>85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7.3" calcext:value-type="float">
            <text:p>97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6.1" calcext:value-type="float">
            <text:p>46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3" calcext:value-type="float">
            <text:p>99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Total Viviendas</text:p>
          </table:table-cell>
          <table:table-cell office:value-type="float" office:value="185449" calcext:value-type="float">
            <text:p>18544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8.1" calcext:value-type="float">
            <text:p>88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2" calcext:value-type="float">
            <text:p>98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Total Viviendas</text:p>
          </table:table-cell>
          <table:table-cell office:value-type="float" office:value="155959" calcext:value-type="float">
            <text:p>15595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2.9" calcext:value-type="float">
            <text:p>92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7.6" calcext:value-type="float">
            <text:p>97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4" calcext:value-type="float">
            <text:p>99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Total Viviendas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8 Castilla - La Mancha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table:number-columns-repeated="2" office:value-type="string" calcext:value-type="string">
            <text:p>Total Viviendas</text:p>
          </table:table-cell>
          <table:table-cell office:value-type="float" office:value="2775934" calcext:value-type="float">
            <text:p>277593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6.1" calcext:value-type="float">
            <text:p>86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7.7" calcext:value-type="float">
            <text:p>97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0.6" calcext:value-type="float">
            <text:p>60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7" calcext:value-type="float">
            <text:p>99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Total Viviendas</text:p>
          </table:table-cell>
          <table:table-cell office:value-type="float" office:value="595402" calcext:value-type="float">
            <text:p>59540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9.7" calcext:value-type="float">
            <text:p>79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6.8" calcext:value-type="float">
            <text:p>56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6" calcext:value-type="float">
            <text:p>99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Total Viviendas</text:p>
          </table:table-cell>
          <table:table-cell office:value-type="float" office:value="804400" calcext:value-type="float">
            <text:p>8044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1.1" calcext:value-type="float">
            <text:p>81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5.8" calcext:value-type="float">
            <text:p>95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5.1" calcext:value-type="float">
            <text:p>65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2" calcext:value-type="float">
            <text:p>99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Total Viviendas</text:p>
          </table:table-cell>
          <table:table-cell office:value-type="float" office:value="633250" calcext:value-type="float">
            <text:p>63325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8.9" calcext:value-type="float">
            <text:p>88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4" calcext:value-type="float">
            <text:p>98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0.9" calcext:value-type="float">
            <text:p>60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Total Viviendas</text:p>
          </table:table-cell>
          <table:table-cell office:value-type="float" office:value="580052" calcext:value-type="float">
            <text:p>58005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4.8" calcext:value-type="float">
            <text:p>94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6" calcext:value-type="float">
            <text:p>98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0.3" calcext:value-type="float">
            <text:p>60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Total Viviendas</text:p>
          </table:table-cell>
          <table:table-cell office:value-type="float" office:value="162830" calcext:value-type="float">
            <text:p>16283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2.5" calcext:value-type="float">
            <text:p>92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2.1" calcext:value-type="float">
            <text:p>52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Total Viviendas</text:p>
          </table:table-cell>
          <table:table-cell office:value-type="float" office:value="595402" calcext:value-type="float">
            <text:p>59540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9.7" calcext:value-type="float">
            <text:p>79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6.8" calcext:value-type="float">
            <text:p>56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6" calcext:value-type="float">
            <text:p>99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Total Viviendas</text:p>
          </table:table-cell>
          <table:table-cell office:value-type="float" office:value="293921" calcext:value-type="float">
            <text:p>29392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1.5" calcext:value-type="float">
            <text:p>81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9" calcext:value-type="float">
            <text:p>96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8.9" calcext:value-type="float">
            <text:p>58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4" calcext:value-type="float">
            <text:p>99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Total Viviendas</text:p>
          </table:table-cell>
          <table:table-cell office:value-type="float" office:value="508322" calcext:value-type="float">
            <text:p>50832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1.1" calcext:value-type="float">
            <text:p>81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1" calcext:value-type="float">
            <text:p>99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Total Viviendas</text:p>
          </table:table-cell>
          <table:table-cell office:value-type="float" office:value="1076381" calcext:value-type="float">
            <text:p>107638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5.4" calcext:value-type="float">
            <text:p>95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9.1" calcext:value-type="float">
            <text:p>99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Total Viviendas</text:p>
          </table:table-cell>
          <table:table-cell office:value-type="float" office:value="301908" calcext:value-type="float">
            <text:p>30190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8.8" calcext:value-type="float">
            <text:p>78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7.6" calcext:value-type="float">
            <text:p>97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Total Viviendas</text:p>
          </table:table-cell>
          <table:table-cell office:value-type="float" office:value="1194963" calcext:value-type="float">
            <text:p>119496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7.4" calcext:value-type="float">
            <text:p>87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5" calcext:value-type="float">
            <text:p>98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2.1" calcext:value-type="float">
            <text:p>62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7" calcext:value-type="float">
            <text:p>99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282435" calcext:value-type="float">
            <text:p>28243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7.1" calcext:value-type="float">
            <text:p>87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7" calcext:value-type="float">
            <text:p>98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4.8" calcext:value-type="float">
            <text:p>64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479430" calcext:value-type="float">
            <text:p>47943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3.8" calcext:value-type="float">
            <text:p>83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7" calcext:value-type="float">
            <text:p>96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307795" calcext:value-type="float">
            <text:p>30779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3.6" calcext:value-type="float">
            <text:p>83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3.5" calcext:value-type="float">
            <text:p>63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511311" calcext:value-type="float">
            <text:p>51131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6.2" calcext:value-type="float">
            <text:p>86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6" calcext:value-type="float">
            <text:p>96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3.9" calcext:value-type="float">
            <text:p>53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1" calcext:value-type="float">
            <text:p>99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Total Viviendas</text:p>
          </table:table-cell>
          <table:table-cell office:value-type="float" office:value="225849" calcext:value-type="float">
            <text:p>22584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7.8" calcext:value-type="float">
            <text:p>97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2.8" calcext:value-type="float">
            <text:p>52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Total Viviendas</text:p>
          </table:table-cell>
          <table:table-cell office:value-type="float" office:value="334617" calcext:value-type="float">
            <text:p>33461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1.8" calcext:value-type="float">
            <text:p>71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7.3" calcext:value-type="float">
            <text:p>97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2.2" calcext:value-type="float">
            <text:p>52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Total Viviendas</text:p>
          </table:table-cell>
          <table:table-cell office:value-type="float" office:value="456940" calcext:value-type="float">
            <text:p>45694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4.8" calcext:value-type="float">
            <text:p>84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6.5" calcext:value-type="float">
            <text:p>56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Total Viviendas</text:p>
          </table:table-cell>
          <table:table-cell office:value-type="float" office:value="615408" calcext:value-type="float">
            <text:p>61540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6.1" calcext:value-type="float">
            <text:p>86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5" calcext:value-type="float">
            <text:p>96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2.3" calcext:value-type="float">
            <text:p>62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3" calcext:value-type="float">
            <text:p>99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Total Viviendas</text:p>
          </table:table-cell>
          <table:table-cell office:value-type="float" office:value="1134023" calcext:value-type="float">
            <text:p>113402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3.6" calcext:value-type="float">
            <text:p>93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9.5" calcext:value-type="float">
            <text:p>99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5.8" calcext:value-type="float">
            <text:p>65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Total Viviendas</text:p>
          </table:table-cell>
          <table:table-cell office:value-type="float" office:value="9099" calcext:value-type="float">
            <text:p>909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con <text:s/>tel�fono fijo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09 Catalu�a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table:number-columns-repeated="2" office:value-type="string" calcext:value-type="string">
            <text:p>Total Viviendas</text:p>
          </table:table-cell>
          <table:table-cell office:value-type="float" office:value="1916524" calcext:value-type="float">
            <text:p>191652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3.8" calcext:value-type="float">
            <text:p>83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7.8" calcext:value-type="float">
            <text:p>97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38.2" calcext:value-type="float">
            <text:p>38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7" calcext:value-type="float">
            <text:p>99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Total Viviendas</text:p>
          </table:table-cell>
          <table:table-cell office:value-type="float" office:value="464863" calcext:value-type="float">
            <text:p>46486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3.5" calcext:value-type="float">
            <text:p>73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7.2" calcext:value-type="float">
            <text:p>97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6" calcext:value-type="float">
            <text:p>98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Total Viviendas</text:p>
          </table:table-cell>
          <table:table-cell office:value-type="float" office:value="542208" calcext:value-type="float">
            <text:p>54220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6.8" calcext:value-type="float">
            <text:p>76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1" calcext:value-type="float">
            <text:p>96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6.1" calcext:value-type="float">
            <text:p>46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Total Viviendas</text:p>
          </table:table-cell>
          <table:table-cell office:value-type="float" office:value="430923" calcext:value-type="float">
            <text:p>43092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0.4" calcext:value-type="float">
            <text:p>90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4" calcext:value-type="float">
            <text:p>98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0.5" calcext:value-type="float">
            <text:p>40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Total Viviendas</text:p>
          </table:table-cell>
          <table:table-cell office:value-type="float" office:value="405996" calcext:value-type="float">
            <text:p>40599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6.8" calcext:value-type="float">
            <text:p>96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9.6" calcext:value-type="float">
            <text:p>99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39.9" calcext:value-type="float">
            <text:p>39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Total Viviendas</text:p>
          </table:table-cell>
          <table:table-cell office:value-type="float" office:value="72533" calcext:value-type="float">
            <text:p>7253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0.4" calcext:value-type="float">
            <text:p>90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28.6" calcext:value-type="float">
            <text:p>28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Total Viviendas</text:p>
          </table:table-cell>
          <table:table-cell office:value-type="float" office:value="464863" calcext:value-type="float">
            <text:p>46486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3.5" calcext:value-type="float">
            <text:p>73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7.2" calcext:value-type="float">
            <text:p>97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6" calcext:value-type="float">
            <text:p>98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Total Viviendas</text:p>
          </table:table-cell>
          <table:table-cell office:value-type="float" office:value="232584" calcext:value-type="float">
            <text:p>23258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6.2" calcext:value-type="float">
            <text:p>86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7.1" calcext:value-type="float">
            <text:p>97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Total Viviendas</text:p>
          </table:table-cell>
          <table:table-cell office:value-type="float" office:value="332849" calcext:value-type="float">
            <text:p>33284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7.7" calcext:value-type="float">
            <text:p>77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9" calcext:value-type="float">
            <text:p>96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6.4" calcext:value-type="float">
            <text:p>46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Total Viviendas</text:p>
          </table:table-cell>
          <table:table-cell office:value-type="float" office:value="750239" calcext:value-type="float">
            <text:p>75023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3.4" calcext:value-type="float">
            <text:p>93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9.1" calcext:value-type="float">
            <text:p>99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39.5" calcext:value-type="float">
            <text:p>39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Total Viviendas</text:p>
          </table:table-cell>
          <table:table-cell office:value-type="float" office:value="135989" calcext:value-type="float">
            <text:p>13598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6.5" calcext:value-type="float">
            <text:p>76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1" calcext:value-type="float">
            <text:p>96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Total Viviendas</text:p>
          </table:table-cell>
          <table:table-cell office:value-type="float" office:value="568771" calcext:value-type="float">
            <text:p>56877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4.6" calcext:value-type="float">
            <text:p>84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7" calcext:value-type="float">
            <text:p>96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4.8" calcext:value-type="float">
            <text:p>44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7" calcext:value-type="float">
            <text:p>99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264552" calcext:value-type="float">
            <text:p>26455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6.2" calcext:value-type="float">
            <text:p>86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9.4" calcext:value-type="float">
            <text:p>99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39.9" calcext:value-type="float">
            <text:p>39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552951" calcext:value-type="float">
            <text:p>55295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4.5" calcext:value-type="float">
            <text:p>84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4" calcext:value-type="float">
            <text:p>98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39.9" calcext:value-type="float">
            <text:p>39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163989" calcext:value-type="float">
            <text:p>16398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5.4" calcext:value-type="float">
            <text:p>85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7.2" calcext:value-type="float">
            <text:p>97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1.4" calcext:value-type="float">
            <text:p>41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366261" calcext:value-type="float">
            <text:p>36626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7.6" calcext:value-type="float">
            <text:p>97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22.9" calcext:value-type="float">
            <text:p>22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7" calcext:value-type="float">
            <text:p>98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Total Viviendas</text:p>
          </table:table-cell>
          <table:table-cell office:value-type="float" office:value="215468" calcext:value-type="float">
            <text:p>21546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58.9" calcext:value-type="float">
            <text:p>58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16.2" calcext:value-type="float">
            <text:p>16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7.8" calcext:value-type="float">
            <text:p>97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Total Viviendas</text:p>
          </table:table-cell>
          <table:table-cell office:value-type="float" office:value="289163" calcext:value-type="float">
            <text:p>28916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4.7" calcext:value-type="float">
            <text:p>74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8" calcext:value-type="float">
            <text:p>96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31.1" calcext:value-type="float">
            <text:p>31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4" calcext:value-type="float">
            <text:p>99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Total Viviendas</text:p>
          </table:table-cell>
          <table:table-cell office:value-type="float" office:value="364592" calcext:value-type="float">
            <text:p>36459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7.4" calcext:value-type="float">
            <text:p>97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39.4" calcext:value-type="float">
            <text:p>39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Total Viviendas</text:p>
          </table:table-cell>
          <table:table-cell office:value-type="float" office:value="486394" calcext:value-type="float">
            <text:p>48639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9.7" calcext:value-type="float">
            <text:p>89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9.3" calcext:value-type="float">
            <text:p>99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3.7" calcext:value-type="float">
            <text:p>43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Total Viviendas</text:p>
          </table:table-cell>
          <table:table-cell office:value-type="float" office:value="539545" calcext:value-type="float">
            <text:p>53954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6.3" calcext:value-type="float">
            <text:p>96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5.2" calcext:value-type="float">
            <text:p>45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Total Viviendas</text:p>
          </table:table-cell>
          <table:table-cell office:value-type="float" office:value="21362" calcext:value-type="float">
            <text:p>2136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2.1" calcext:value-type="float">
            <text:p>72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34.8" calcext:value-type="float">
            <text:p>34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0 Comunitat Valenciana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table:number-columns-repeated="2" office:value-type="string" calcext:value-type="string">
            <text:p>Total Viviendas</text:p>
          </table:table-cell>
          <table:table-cell office:value-type="float" office:value="384114" calcext:value-type="float">
            <text:p>38411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5.7" calcext:value-type="float">
            <text:p>75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2.4" calcext:value-type="float">
            <text:p>42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5" calcext:value-type="float">
            <text:p>99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Total Viviendas</text:p>
          </table:table-cell>
          <table:table-cell office:value-type="float" office:value="96778" calcext:value-type="float">
            <text:p>9677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63.3" calcext:value-type="float">
            <text:p>63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1.8" calcext:value-type="float">
            <text:p>91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32.2" calcext:value-type="float">
            <text:p>32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9" calcext:value-type="float">
            <text:p>98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Total Viviendas</text:p>
          </table:table-cell>
          <table:table-cell office:value-type="float" office:value="110523" calcext:value-type="float">
            <text:p>11052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63.8" calcext:value-type="float">
            <text:p>63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1.4" calcext:value-type="float">
            <text:p>91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2" calcext:value-type="float">
            <text:p>99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Total Viviendas</text:p>
          </table:table-cell>
          <table:table-cell office:value-type="float" office:value="86799" calcext:value-type="float">
            <text:p>8679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2.4" calcext:value-type="float">
            <text:p>82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7.9" calcext:value-type="float">
            <text:p>97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5.2" calcext:value-type="float">
            <text:p>45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Total Viviendas</text:p>
          </table:table-cell>
          <table:table-cell office:value-type="float" office:value="76729" calcext:value-type="float">
            <text:p>7672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6.4" calcext:value-type="float">
            <text:p>96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3.6" calcext:value-type="float">
            <text:p>43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Total Viviendas</text:p>
          </table:table-cell>
          <table:table-cell office:value-type="float" office:value="13285" calcext:value-type="float">
            <text:p>1328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2.1" calcext:value-type="float">
            <text:p>52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Total Viviendas</text:p>
          </table:table-cell>
          <table:table-cell office:value-type="float" office:value="96778" calcext:value-type="float">
            <text:p>9677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63.3" calcext:value-type="float">
            <text:p>63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1.8" calcext:value-type="float">
            <text:p>91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32.2" calcext:value-type="float">
            <text:p>32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9" calcext:value-type="float">
            <text:p>98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Total Viviendas</text:p>
          </table:table-cell>
          <table:table-cell office:value-type="float" office:value="39471" calcext:value-type="float">
            <text:p>3947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4.2" calcext:value-type="float">
            <text:p>84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5.5" calcext:value-type="float">
            <text:p>95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4.7" calcext:value-type="float">
            <text:p>54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9" calcext:value-type="float">
            <text:p>98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Total Viviendas</text:p>
          </table:table-cell>
          <table:table-cell office:value-type="float" office:value="74583" calcext:value-type="float">
            <text:p>7458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60.4" calcext:value-type="float">
            <text:p>60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1.3" calcext:value-type="float">
            <text:p>91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Total Viviendas</text:p>
          </table:table-cell>
          <table:table-cell office:value-type="float" office:value="145758" calcext:value-type="float">
            <text:p>14575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0.9" calcext:value-type="float">
            <text:p>90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9.3" calcext:value-type="float">
            <text:p>99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4.3" calcext:value-type="float">
            <text:p>44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Total Viviendas</text:p>
          </table:table-cell>
          <table:table-cell office:value-type="float" office:value="27524" calcext:value-type="float">
            <text:p>2752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67.4" calcext:value-type="float">
            <text:p>67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2.1" calcext:value-type="float">
            <text:p>92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32.6" calcext:value-type="float">
            <text:p>32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4" calcext:value-type="float">
            <text:p>98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Total Viviendas</text:p>
          </table:table-cell>
          <table:table-cell office:value-type="float" office:value="92727" calcext:value-type="float">
            <text:p>9272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7.5" calcext:value-type="float">
            <text:p>87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7.6" calcext:value-type="float">
            <text:p>97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46835" calcext:value-type="float">
            <text:p>4683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8.8" calcext:value-type="float">
            <text:p>48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31690" calcext:value-type="float">
            <text:p>3169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2.7" calcext:value-type="float">
            <text:p>82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2" calcext:value-type="float">
            <text:p>98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28287" calcext:value-type="float">
            <text:p>2828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1.7" calcext:value-type="float">
            <text:p>71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3" calcext:value-type="float">
            <text:p>98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0.3" calcext:value-type="float">
            <text:p>40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184576" calcext:value-type="float">
            <text:p>18457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68.7" calcext:value-type="float">
            <text:p>68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1.5" calcext:value-type="float">
            <text:p>91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32.8" calcext:value-type="float">
            <text:p>32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Total Viviendas</text:p>
          </table:table-cell>
          <table:table-cell office:value-type="float" office:value="71775" calcext:value-type="float">
            <text:p>7177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55.6" calcext:value-type="float">
            <text:p>55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88.8" calcext:value-type="float">
            <text:p>88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28.7" calcext:value-type="float">
            <text:p>28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5" calcext:value-type="float">
            <text:p>98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Total Viviendas</text:p>
          </table:table-cell>
          <table:table-cell office:value-type="float" office:value="80274" calcext:value-type="float">
            <text:p>8027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69.4" calcext:value-type="float">
            <text:p>69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37.6" calcext:value-type="float">
            <text:p>37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5" calcext:value-type="float">
            <text:p>99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Total Viviendas</text:p>
          </table:table-cell>
          <table:table-cell office:value-type="float" office:value="84227" calcext:value-type="float">
            <text:p>8422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5.8" calcext:value-type="float">
            <text:p>95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35.1" calcext:value-type="float">
            <text:p>35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5" calcext:value-type="float">
            <text:p>99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Total Viviendas</text:p>
          </table:table-cell>
          <table:table-cell office:value-type="float" office:value="75447" calcext:value-type="float">
            <text:p>7544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6.1" calcext:value-type="float">
            <text:p>86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2" calcext:value-type="float">
            <text:p>98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Total Viviendas</text:p>
          </table:table-cell>
          <table:table-cell office:value-type="float" office:value="70385" calcext:value-type="float">
            <text:p>7038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2.9" calcext:value-type="float">
            <text:p>92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6" calcext:value-type="float">
            <text:p>98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Total Viviendas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53.6" calcext:value-type="float">
            <text:p>53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73.7" calcext:value-type="float">
            <text:p>73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6.4" calcext:value-type="float">
            <text:p>46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1 Extremadura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table:number-columns-repeated="2" office:value-type="string" calcext:value-type="string">
            <text:p>Total Viviendas</text:p>
          </table:table-cell>
          <table:table-cell office:value-type="float" office:value="994824" calcext:value-type="float">
            <text:p>99482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0.4" calcext:value-type="float">
            <text:p>80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5.1" calcext:value-type="float">
            <text:p>95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8.4" calcext:value-type="float">
            <text:p>58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5" calcext:value-type="float">
            <text:p>99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Total Viviendas</text:p>
          </table:table-cell>
          <table:table-cell office:value-type="float" office:value="271896" calcext:value-type="float">
            <text:p>27189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67.1" calcext:value-type="float">
            <text:p>67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3.1" calcext:value-type="float">
            <text:p>93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4.4" calcext:value-type="float">
            <text:p>44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6" calcext:value-type="float">
            <text:p>98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Total Viviendas</text:p>
          </table:table-cell>
          <table:table-cell office:value-type="float" office:value="271141" calcext:value-type="float">
            <text:p>27114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6.4" calcext:value-type="float">
            <text:p>76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2.5" calcext:value-type="float">
            <text:p>92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1.5" calcext:value-type="float">
            <text:p>61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Total Viviendas</text:p>
          </table:table-cell>
          <table:table-cell office:value-type="float" office:value="226885" calcext:value-type="float">
            <text:p>22688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6.1" calcext:value-type="float">
            <text:p>86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8" calcext:value-type="float">
            <text:p>96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2.6" calcext:value-type="float">
            <text:p>62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6" calcext:value-type="float">
            <text:p>99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Total Viviendas</text:p>
          </table:table-cell>
          <table:table-cell office:value-type="float" office:value="178008" calcext:value-type="float">
            <text:p>17800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6.2" calcext:value-type="float">
            <text:p>96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7" calcext:value-type="float">
            <text:p>98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8.4" calcext:value-type="float">
            <text:p>68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Total Viviendas</text:p>
          </table:table-cell>
          <table:table-cell office:value-type="float" office:value="46894" calcext:value-type="float">
            <text:p>4689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2.4" calcext:value-type="float">
            <text:p>92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3.3" calcext:value-type="float">
            <text:p>63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Total Viviendas</text:p>
          </table:table-cell>
          <table:table-cell office:value-type="float" office:value="271896" calcext:value-type="float">
            <text:p>27189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67.1" calcext:value-type="float">
            <text:p>67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3.1" calcext:value-type="float">
            <text:p>93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4.4" calcext:value-type="float">
            <text:p>44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6" calcext:value-type="float">
            <text:p>98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Total Viviendas</text:p>
          </table:table-cell>
          <table:table-cell office:value-type="float" office:value="108980" calcext:value-type="float">
            <text:p>10898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0.4" calcext:value-type="float">
            <text:p>90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7.3" calcext:value-type="float">
            <text:p>97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7.4" calcext:value-type="float">
            <text:p>67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Total Viviendas</text:p>
          </table:table-cell>
          <table:table-cell office:value-type="float" office:value="172953" calcext:value-type="float">
            <text:p>17295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1.9" calcext:value-type="float">
            <text:p>71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89.9" calcext:value-type="float">
            <text:p>89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9.2" calcext:value-type="float">
            <text:p>59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Total Viviendas</text:p>
          </table:table-cell>
          <table:table-cell office:value-type="float" office:value="332554" calcext:value-type="float">
            <text:p>33255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2.4" calcext:value-type="float">
            <text:p>92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7.7" calcext:value-type="float">
            <text:p>97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3.7" calcext:value-type="float">
            <text:p>63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7" calcext:value-type="float">
            <text:p>99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Total Viviendas</text:p>
          </table:table-cell>
          <table:table-cell office:value-type="float" office:value="108440" calcext:value-type="float">
            <text:p>10844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1" calcext:value-type="float">
            <text:p>98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6.8" calcext:value-type="float">
            <text:p>66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Total Viviendas</text:p>
          </table:table-cell>
          <table:table-cell office:value-type="float" office:value="330906" calcext:value-type="float">
            <text:p>33090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5.5" calcext:value-type="float">
            <text:p>85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7" calcext:value-type="float">
            <text:p>96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3.1" calcext:value-type="float">
            <text:p>63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3" calcext:value-type="float">
            <text:p>99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37950" calcext:value-type="float">
            <text:p>3795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1.3" calcext:value-type="float">
            <text:p>91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8" calcext:value-type="float">
            <text:p>98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4.1" calcext:value-type="float">
            <text:p>64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184194" calcext:value-type="float">
            <text:p>18419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2.2" calcext:value-type="float">
            <text:p>82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7.5" calcext:value-type="float">
            <text:p>97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3.6" calcext:value-type="float">
            <text:p>53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172397" calcext:value-type="float">
            <text:p>17239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6.1" calcext:value-type="float">
            <text:p>76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1.5" calcext:value-type="float">
            <text:p>91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8.8" calcext:value-type="float">
            <text:p>58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1" calcext:value-type="float">
            <text:p>99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269375" calcext:value-type="float">
            <text:p>26937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3.3" calcext:value-type="float">
            <text:p>93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4.8" calcext:value-type="float">
            <text:p>54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6" calcext:value-type="float">
            <text:p>99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Total Viviendas</text:p>
          </table:table-cell>
          <table:table-cell office:value-type="float" office:value="147680" calcext:value-type="float">
            <text:p>14768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60.7" calcext:value-type="float">
            <text:p>60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2.1" calcext:value-type="float">
            <text:p>92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5.8" calcext:value-type="float">
            <text:p>45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2" calcext:value-type="float">
            <text:p>98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Total Viviendas</text:p>
          </table:table-cell>
          <table:table-cell office:value-type="float" office:value="177186" calcext:value-type="float">
            <text:p>17718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4.3" calcext:value-type="float">
            <text:p>74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2.2" calcext:value-type="float">
            <text:p>52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Total Viviendas</text:p>
          </table:table-cell>
          <table:table-cell office:value-type="float" office:value="176955" calcext:value-type="float">
            <text:p>17695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7.8" calcext:value-type="float">
            <text:p>77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4.4" calcext:value-type="float">
            <text:p>54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8" calcext:value-type="float">
            <text:p>98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Total Viviendas</text:p>
          </table:table-cell>
          <table:table-cell office:value-type="float" office:value="218786" calcext:value-type="float">
            <text:p>21878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5.8" calcext:value-type="float">
            <text:p>85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7" calcext:value-type="float">
            <text:p>96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3.4" calcext:value-type="float">
            <text:p>63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Total Viviendas</text:p>
          </table:table-cell>
          <table:table-cell office:value-type="float" office:value="266388" calcext:value-type="float">
            <text:p>26638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3.2" calcext:value-type="float">
            <text:p>93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7.8" calcext:value-type="float">
            <text:p>97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9.3" calcext:value-type="float">
            <text:p>69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Total Viviendas</text:p>
          </table:table-cell>
          <table:table-cell office:value-type="float" office:value="7828" calcext:value-type="float">
            <text:p>782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56.9" calcext:value-type="float">
            <text:p>56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88.7" calcext:value-type="float">
            <text:p>88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2 Galicia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table:number-columns-repeated="2" office:value-type="string" calcext:value-type="string">
            <text:p>Total Viviendas</text:p>
          </table:table-cell>
          <table:table-cell office:value-type="float" office:value="2379945" calcext:value-type="float">
            <text:p>237994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8.2" calcext:value-type="float">
            <text:p>88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6.1" calcext:value-type="float">
            <text:p>66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5" calcext:value-type="float">
            <text:p>99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Total Viviendas</text:p>
          </table:table-cell>
          <table:table-cell office:value-type="float" office:value="505575" calcext:value-type="float">
            <text:p>50557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8.3" calcext:value-type="float">
            <text:p>78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6" calcext:value-type="float">
            <text:p>96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Total Viviendas</text:p>
          </table:table-cell>
          <table:table-cell office:value-type="float" office:value="646542" calcext:value-type="float">
            <text:p>64654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3.5" calcext:value-type="float">
            <text:p>83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3" calcext:value-type="float">
            <text:p>96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1" calcext:value-type="float">
            <text:p>99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Total Viviendas</text:p>
          </table:table-cell>
          <table:table-cell office:value-type="float" office:value="546099" calcext:value-type="float">
            <text:p>54609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3.8" calcext:value-type="float">
            <text:p>93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9.3" calcext:value-type="float">
            <text:p>99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9.1" calcext:value-type="float">
            <text:p>69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Total Viviendas</text:p>
          </table:table-cell>
          <table:table-cell office:value-type="float" office:value="545323" calcext:value-type="float">
            <text:p>54532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5.8" calcext:value-type="float">
            <text:p>95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9.3" calcext:value-type="float">
            <text:p>99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71.9" calcext:value-type="float">
            <text:p>71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Total Viviendas</text:p>
          </table:table-cell>
          <table:table-cell office:value-type="float" office:value="136406" calcext:value-type="float">
            <text:p>13640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4.4" calcext:value-type="float">
            <text:p>94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Total Viviendas</text:p>
          </table:table-cell>
          <table:table-cell office:value-type="float" office:value="505575" calcext:value-type="float">
            <text:p>50557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8.3" calcext:value-type="float">
            <text:p>78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6" calcext:value-type="float">
            <text:p>96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Total Viviendas</text:p>
          </table:table-cell>
          <table:table-cell office:value-type="float" office:value="310379" calcext:value-type="float">
            <text:p>31037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9.1" calcext:value-type="float">
            <text:p>89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7.9" calcext:value-type="float">
            <text:p>97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9.6" calcext:value-type="float">
            <text:p>69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5" calcext:value-type="float">
            <text:p>99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Total Viviendas</text:p>
          </table:table-cell>
          <table:table-cell office:value-type="float" office:value="372296" calcext:value-type="float">
            <text:p>37229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4.7" calcext:value-type="float">
            <text:p>84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7" calcext:value-type="float">
            <text:p>96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8.7" calcext:value-type="float">
            <text:p>68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3" calcext:value-type="float">
            <text:p>99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Total Viviendas</text:p>
          </table:table-cell>
          <table:table-cell office:value-type="float" office:value="978361" calcext:value-type="float">
            <text:p>97836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5.8" calcext:value-type="float">
            <text:p>95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9.4" calcext:value-type="float">
            <text:p>99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71.7" calcext:value-type="float">
            <text:p>71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Total Viviendas</text:p>
          </table:table-cell>
          <table:table-cell office:value-type="float" office:value="213334" calcext:value-type="float">
            <text:p>21333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1.7" calcext:value-type="float">
            <text:p>81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8" calcext:value-type="float">
            <text:p>96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3.1" calcext:value-type="float">
            <text:p>63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2" calcext:value-type="float">
            <text:p>99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Total Viviendas</text:p>
          </table:table-cell>
          <table:table-cell office:value-type="float" office:value="1701238" calcext:value-type="float">
            <text:p>170123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7.1" calcext:value-type="float">
            <text:p>87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7.6" calcext:value-type="float">
            <text:p>97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5.3" calcext:value-type="float">
            <text:p>65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6" calcext:value-type="float">
            <text:p>99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291159" calcext:value-type="float">
            <text:p>29115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3.9" calcext:value-type="float">
            <text:p>93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4" calcext:value-type="float">
            <text:p>98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71.6" calcext:value-type="float">
            <text:p>71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148062" calcext:value-type="float">
            <text:p>14806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7.7" calcext:value-type="float">
            <text:p>87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9.2" calcext:value-type="float">
            <text:p>99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2" calcext:value-type="float">
            <text:p>99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76495" calcext:value-type="float">
            <text:p>7649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7.4" calcext:value-type="float">
            <text:p>97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9.1" calcext:value-type="float">
            <text:p>69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6.1" calcext:value-type="float">
            <text:p>86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6" calcext:value-type="float">
            <text:p>98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1.4" calcext:value-type="float">
            <text:p>61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Total Viviendas</text:p>
          </table:table-cell>
          <table:table-cell office:value-type="float" office:value="229224" calcext:value-type="float">
            <text:p>22922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5.5" calcext:value-type="float">
            <text:p>95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9.6" calcext:value-type="float">
            <text:p>49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7.8" calcext:value-type="float">
            <text:p>97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Total Viviendas</text:p>
          </table:table-cell>
          <table:table-cell office:value-type="float" office:value="268172" calcext:value-type="float">
            <text:p>26817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0.8" calcext:value-type="float">
            <text:p>70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4.4" calcext:value-type="float">
            <text:p>94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4.3" calcext:value-type="float">
            <text:p>54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8" calcext:value-type="float">
            <text:p>98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Total Viviendas</text:p>
          </table:table-cell>
          <table:table-cell office:value-type="float" office:value="292186" calcext:value-type="float">
            <text:p>29218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5.9" calcext:value-type="float">
            <text:p>85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9" calcext:value-type="float">
            <text:p>98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1.5" calcext:value-type="float">
            <text:p>61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Total Viviendas</text:p>
          </table:table-cell>
          <table:table-cell office:value-type="float" office:value="544768" calcext:value-type="float">
            <text:p>54476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8.6" calcext:value-type="float">
            <text:p>88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5" calcext:value-type="float">
            <text:p>98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7.4" calcext:value-type="float">
            <text:p>67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7" calcext:value-type="float">
            <text:p>99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Total Viviendas</text:p>
          </table:table-cell>
          <table:table-cell office:value-type="float" office:value="1042215" calcext:value-type="float">
            <text:p>104221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5.1" calcext:value-type="float">
            <text:p>95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9" calcext:value-type="float">
            <text:p>98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73.5" calcext:value-type="float">
            <text:p>73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9" calcext:value-type="float">
            <text:p>99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Total Viviendas</text:p>
          </table:table-cell>
          <table:table-cell office:value-type="float" office:value="3380" calcext:value-type="float">
            <text:p>338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44.9" calcext:value-type="float">
            <text:p>44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5.1" calcext:value-type="float">
            <text:p>55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3 Madrid, Comunidad de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table:number-columns-repeated="2" office:value-type="string" calcext:value-type="string">
            <text:p>Total Viviendas</text:p>
          </table:table-cell>
          <table:table-cell office:value-type="float" office:value="529305" calcext:value-type="float">
            <text:p>52930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7.2" calcext:value-type="float">
            <text:p>97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33.4" calcext:value-type="float">
            <text:p>33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3" calcext:value-type="float">
            <text:p>99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Total Viviendas</text:p>
          </table:table-cell>
          <table:table-cell office:value-type="float" office:value="107938" calcext:value-type="float">
            <text:p>10793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54.4" calcext:value-type="float">
            <text:p>54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4.4" calcext:value-type="float">
            <text:p>94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26.6" calcext:value-type="float">
            <text:p>26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7.1" calcext:value-type="float">
            <text:p>97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Total Viviendas</text:p>
          </table:table-cell>
          <table:table-cell office:value-type="float" office:value="136177" calcext:value-type="float">
            <text:p>13617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0.3" calcext:value-type="float">
            <text:p>70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5.9" calcext:value-type="float">
            <text:p>95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37.6" calcext:value-type="float">
            <text:p>37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5" calcext:value-type="float">
            <text:p>99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Total Viviendas</text:p>
          </table:table-cell>
          <table:table-cell office:value-type="float" office:value="115343" calcext:value-type="float">
            <text:p>11534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8.7" calcext:value-type="float">
            <text:p>88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7.9" calcext:value-type="float">
            <text:p>97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36.3" calcext:value-type="float">
            <text:p>36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Total Viviendas</text:p>
          </table:table-cell>
          <table:table-cell office:value-type="float" office:value="128908" calcext:value-type="float">
            <text:p>12890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4.1" calcext:value-type="float">
            <text:p>94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9.4" calcext:value-type="float">
            <text:p>99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35.6" calcext:value-type="float">
            <text:p>35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Total Viviendas</text:p>
          </table:table-cell>
          <table:table-cell office:value-type="float" office:value="40939" calcext:value-type="float">
            <text:p>4093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7.8" calcext:value-type="float">
            <text:p>97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22.6" calcext:value-type="float">
            <text:p>22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Total Viviendas</text:p>
          </table:table-cell>
          <table:table-cell office:value-type="float" office:value="107938" calcext:value-type="float">
            <text:p>10793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54.4" calcext:value-type="float">
            <text:p>54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4.4" calcext:value-type="float">
            <text:p>94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26.6" calcext:value-type="float">
            <text:p>26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7.1" calcext:value-type="float">
            <text:p>97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Total Viviendas</text:p>
          </table:table-cell>
          <table:table-cell office:value-type="float" office:value="54202" calcext:value-type="float">
            <text:p>5420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5.6" calcext:value-type="float">
            <text:p>95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28.3" calcext:value-type="float">
            <text:p>28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Total Viviendas</text:p>
          </table:table-cell>
          <table:table-cell office:value-type="float" office:value="83114" calcext:value-type="float">
            <text:p>8311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69.3" calcext:value-type="float">
            <text:p>69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2" calcext:value-type="float">
            <text:p>96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2" calcext:value-type="float">
            <text:p>99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Total Viviendas</text:p>
          </table:table-cell>
          <table:table-cell office:value-type="float" office:value="228077" calcext:value-type="float">
            <text:p>22807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4.6" calcext:value-type="float">
            <text:p>94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9.6" calcext:value-type="float">
            <text:p>99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35.2" calcext:value-type="float">
            <text:p>35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Total Viviendas</text:p>
          </table:table-cell>
          <table:table-cell office:value-type="float" office:value="55974" calcext:value-type="float">
            <text:p>5597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5.6" calcext:value-type="float">
            <text:p>95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Total Viviendas</text:p>
          </table:table-cell>
          <table:table-cell office:value-type="float" office:value="230032" calcext:value-type="float">
            <text:p>23003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4.5" calcext:value-type="float">
            <text:p>84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7" calcext:value-type="float">
            <text:p>98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8.8" calcext:value-type="float">
            <text:p>48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9" calcext:value-type="float">
            <text:p>98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58166" calcext:value-type="float">
            <text:p>5816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5.2" calcext:value-type="float">
            <text:p>75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7.7" calcext:value-type="float">
            <text:p>97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24.2" calcext:value-type="float">
            <text:p>24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149424" calcext:value-type="float">
            <text:p>14942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4.1" calcext:value-type="float">
            <text:p>74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22.3" calcext:value-type="float">
            <text:p>22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1" calcext:value-type="float">
            <text:p>99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91683" calcext:value-type="float">
            <text:p>9168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2" calcext:value-type="float">
            <text:p>98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18.9" calcext:value-type="float">
            <text:p>18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Total Viviendas</text:p>
          </table:table-cell>
          <table:table-cell office:value-type="float" office:value="76861" calcext:value-type="float">
            <text:p>7686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58.3" calcext:value-type="float">
            <text:p>58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3.4" calcext:value-type="float">
            <text:p>93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21.9" calcext:value-type="float">
            <text:p>21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Total Viviendas</text:p>
          </table:table-cell>
          <table:table-cell office:value-type="float" office:value="97919" calcext:value-type="float">
            <text:p>9791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68.7" calcext:value-type="float">
            <text:p>68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5.1" calcext:value-type="float">
            <text:p>95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23.4" calcext:value-type="float">
            <text:p>23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Total Viviendas</text:p>
          </table:table-cell>
          <table:table-cell office:value-type="float" office:value="97694" calcext:value-type="float">
            <text:p>9769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5.4" calcext:value-type="float">
            <text:p>75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7.5" calcext:value-type="float">
            <text:p>97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36.9" calcext:value-type="float">
            <text:p>36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3" calcext:value-type="float">
            <text:p>99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Total Viviendas</text:p>
          </table:table-cell>
          <table:table-cell office:value-type="float" office:value="133621" calcext:value-type="float">
            <text:p>13362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6.6" calcext:value-type="float">
            <text:p>86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7" calcext:value-type="float">
            <text:p>98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37.4" calcext:value-type="float">
            <text:p>37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Total Viviendas</text:p>
          </table:table-cell>
          <table:table-cell office:value-type="float" office:value="120740" calcext:value-type="float">
            <text:p>12074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5.5" calcext:value-type="float">
            <text:p>95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9.3" calcext:value-type="float">
            <text:p>99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2.5" calcext:value-type="float">
            <text:p>42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Total Viviendas</text:p>
          </table:table-cell>
          <table:table-cell office:value-type="float" office:value="2470" calcext:value-type="float">
            <text:p>247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51.5" calcext:value-type="float">
            <text:p>51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con <text:s/>tel�fono fijo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4 Murcia, Regi�n de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table:number-columns-repeated="2" office:value-type="string" calcext:value-type="string">
            <text:p>Total Viviendas</text:p>
          </table:table-cell>
          <table:table-cell office:value-type="float" office:value="229517" calcext:value-type="float">
            <text:p>22951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7.7" calcext:value-type="float">
            <text:p>87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7.3" calcext:value-type="float">
            <text:p>57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7" calcext:value-type="float">
            <text:p>99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Total Viviendas</text:p>
          </table:table-cell>
          <table:table-cell office:value-type="float" office:value="51926" calcext:value-type="float">
            <text:p>5192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7.1" calcext:value-type="float">
            <text:p>77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2.5" calcext:value-type="float">
            <text:p>92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2.5" calcext:value-type="float">
            <text:p>42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4" calcext:value-type="float">
            <text:p>99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Total Viviendas</text:p>
          </table:table-cell>
          <table:table-cell office:value-type="float" office:value="61346" calcext:value-type="float">
            <text:p>6134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2.8" calcext:value-type="float">
            <text:p>82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5.5" calcext:value-type="float">
            <text:p>95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2.2" calcext:value-type="float">
            <text:p>62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5" calcext:value-type="float">
            <text:p>99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Total Viviendas</text:p>
          </table:table-cell>
          <table:table-cell office:value-type="float" office:value="51216" calcext:value-type="float">
            <text:p>5121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4.3" calcext:value-type="float">
            <text:p>94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Total Viviendas</text:p>
          </table:table-cell>
          <table:table-cell office:value-type="float" office:value="48237" calcext:value-type="float">
            <text:p>4823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5.8" calcext:value-type="float">
            <text:p>95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9.3" calcext:value-type="float">
            <text:p>99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9.4" calcext:value-type="float">
            <text:p>59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Total Viviendas</text:p>
          </table:table-cell>
          <table:table-cell office:value-type="float" office:value="16792" calcext:value-type="float">
            <text:p>1679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5.5" calcext:value-type="float">
            <text:p>95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1.6" calcext:value-type="float">
            <text:p>51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Total Viviendas</text:p>
          </table:table-cell>
          <table:table-cell office:value-type="float" office:value="51926" calcext:value-type="float">
            <text:p>5192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7.1" calcext:value-type="float">
            <text:p>77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2.5" calcext:value-type="float">
            <text:p>92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2.5" calcext:value-type="float">
            <text:p>42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4" calcext:value-type="float">
            <text:p>99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Total Viviendas</text:p>
          </table:table-cell>
          <table:table-cell office:value-type="float" office:value="28355" calcext:value-type="float">
            <text:p>2835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4.8" calcext:value-type="float">
            <text:p>84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7" calcext:value-type="float">
            <text:p>96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5.2" calcext:value-type="float">
            <text:p>55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Total Viviendas</text:p>
          </table:table-cell>
          <table:table-cell office:value-type="float" office:value="40002" calcext:value-type="float">
            <text:p>4000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4.1" calcext:value-type="float">
            <text:p>84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3" calcext:value-type="float">
            <text:p>96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2.9" calcext:value-type="float">
            <text:p>62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Total Viviendas</text:p>
          </table:table-cell>
          <table:table-cell office:value-type="float" office:value="92500" calcext:value-type="float">
            <text:p>925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6.7" calcext:value-type="float">
            <text:p>96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9.6" calcext:value-type="float">
            <text:p>99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3.8" calcext:value-type="float">
            <text:p>63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Total Viviendas</text:p>
          </table:table-cell>
          <table:table-cell office:value-type="float" office:value="16735" calcext:value-type="float">
            <text:p>1673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4.8" calcext:value-type="float">
            <text:p>84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1" calcext:value-type="float">
            <text:p>98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8.1" calcext:value-type="float">
            <text:p>58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1" calcext:value-type="float">
            <text:p>98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Total Viviendas</text:p>
          </table:table-cell>
          <table:table-cell office:value-type="float" office:value="75307" calcext:value-type="float">
            <text:p>7530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8.4" calcext:value-type="float">
            <text:p>88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7.4" calcext:value-type="float">
            <text:p>57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40903" calcext:value-type="float">
            <text:p>4090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9.3" calcext:value-type="float">
            <text:p>99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0.4" calcext:value-type="float">
            <text:p>60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23022" calcext:value-type="float">
            <text:p>2302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1.8" calcext:value-type="float">
            <text:p>91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8" calcext:value-type="float">
            <text:p>98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90285" calcext:value-type="float">
            <text:p>9028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6.5" calcext:value-type="float">
            <text:p>86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4.6" calcext:value-type="float">
            <text:p>94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5.5" calcext:value-type="float">
            <text:p>55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3" calcext:value-type="float">
            <text:p>99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Total Viviendas</text:p>
          </table:table-cell>
          <table:table-cell office:value-type="float" office:value="181038" calcext:value-type="float">
            <text:p>18103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7.4" calcext:value-type="float">
            <text:p>87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9" calcext:value-type="float">
            <text:p>96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6.6" calcext:value-type="float">
            <text:p>56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6" calcext:value-type="float">
            <text:p>99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Total Viviendas</text:p>
          </table:table-cell>
          <table:table-cell office:value-type="float" office:value="16914" calcext:value-type="float">
            <text:p>1691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0.3" calcext:value-type="float">
            <text:p>80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6" calcext:value-type="float">
            <text:p>96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5.8" calcext:value-type="float">
            <text:p>45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Total Viviendas</text:p>
          </table:table-cell>
          <table:table-cell office:value-type="float" office:value="12594" calcext:value-type="float">
            <text:p>1259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7.8" calcext:value-type="float">
            <text:p>67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Total Viviendas</text:p>
          </table:table-cell>
          <table:table-cell office:value-type="float" office:value="7698" calcext:value-type="float">
            <text:p>769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Total Viviendas</text:p>
          </table:table-cell>
          <table:table-cell office:value-type="float" office:value="4128" calcext:value-type="float">
            <text:p>412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3.6" calcext:value-type="float">
            <text:p>63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Total Viviendas</text:p>
          </table:table-cell>
          <table:table-cell office:value-type="float" office:value="7144" calcext:value-type="float">
            <text:p>714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1.6" calcext:value-type="float">
            <text:p>71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89.3" calcext:value-type="float">
            <text:p>89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5 Navarra, Comunidad Foral de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table:number-columns-repeated="2" office:value-type="string" calcext:value-type="string">
            <text:p>Total Viviendas</text:p>
          </table:table-cell>
          <table:table-cell office:value-type="float" office:value="823012" calcext:value-type="float">
            <text:p>82301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4.2" calcext:value-type="float">
            <text:p>84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2" calcext:value-type="float">
            <text:p>96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2.1" calcext:value-type="float">
            <text:p>62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6" calcext:value-type="float">
            <text:p>99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Total Viviendas</text:p>
          </table:table-cell>
          <table:table-cell office:value-type="float" office:value="214083" calcext:value-type="float">
            <text:p>21408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2.8" calcext:value-type="float">
            <text:p>72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0.4" calcext:value-type="float">
            <text:p>50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1" calcext:value-type="float">
            <text:p>99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Total Viviendas</text:p>
          </table:table-cell>
          <table:table-cell office:value-type="float" office:value="250382" calcext:value-type="float">
            <text:p>25038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8.9" calcext:value-type="float">
            <text:p>78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6" calcext:value-type="float">
            <text:p>99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Total Viviendas</text:p>
          </table:table-cell>
          <table:table-cell office:value-type="float" office:value="174158" calcext:value-type="float">
            <text:p>17415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5.8" calcext:value-type="float">
            <text:p>95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9" calcext:value-type="float">
            <text:p>98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Total Viviendas</text:p>
          </table:table-cell>
          <table:table-cell office:value-type="float" office:value="154286" calcext:value-type="float">
            <text:p>15428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4.9" calcext:value-type="float">
            <text:p>94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6" calcext:value-type="float">
            <text:p>98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Total Viviendas</text:p>
          </table:table-cell>
          <table:table-cell office:value-type="float" office:value="30102" calcext:value-type="float">
            <text:p>3010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5.1" calcext:value-type="float">
            <text:p>55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Total Viviendas</text:p>
          </table:table-cell>
          <table:table-cell office:value-type="float" office:value="214083" calcext:value-type="float">
            <text:p>21408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2.8" calcext:value-type="float">
            <text:p>72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0.4" calcext:value-type="float">
            <text:p>50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1" calcext:value-type="float">
            <text:p>99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Total Viviendas</text:p>
          </table:table-cell>
          <table:table-cell office:value-type="float" office:value="83074" calcext:value-type="float">
            <text:p>8307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3.8" calcext:value-type="float">
            <text:p>83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9.6" calcext:value-type="float">
            <text:p>69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Total Viviendas</text:p>
          </table:table-cell>
          <table:table-cell office:value-type="float" office:value="166104" calcext:value-type="float">
            <text:p>16610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8.3" calcext:value-type="float">
            <text:p>78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4.3" calcext:value-type="float">
            <text:p>94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5.1" calcext:value-type="float">
            <text:p>65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4" calcext:value-type="float">
            <text:p>99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Total Viviendas</text:p>
          </table:table-cell>
          <table:table-cell office:value-type="float" office:value="294238" calcext:value-type="float">
            <text:p>29423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6.2" calcext:value-type="float">
            <text:p>96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4.4" calcext:value-type="float">
            <text:p>64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Total Viviendas</text:p>
          </table:table-cell>
          <table:table-cell office:value-type="float" office:value="65512" calcext:value-type="float">
            <text:p>6551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3.8" calcext:value-type="float">
            <text:p>83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5" calcext:value-type="float">
            <text:p>96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73.1" calcext:value-type="float">
            <text:p>73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Total Viviendas</text:p>
          </table:table-cell>
          <table:table-cell office:value-type="float" office:value="312192" calcext:value-type="float">
            <text:p>31219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7.1" calcext:value-type="float">
            <text:p>87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8" calcext:value-type="float">
            <text:p>96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3.1" calcext:value-type="float">
            <text:p>63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4" calcext:value-type="float">
            <text:p>99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63095" calcext:value-type="float">
            <text:p>6309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2.3" calcext:value-type="float">
            <text:p>92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3" calcext:value-type="float">
            <text:p>98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150686" calcext:value-type="float">
            <text:p>15068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4.2" calcext:value-type="float">
            <text:p>84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1" calcext:value-type="float">
            <text:p>98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9.2" calcext:value-type="float">
            <text:p>69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141619" calcext:value-type="float">
            <text:p>14161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8.3" calcext:value-type="float">
            <text:p>78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4.1" calcext:value-type="float">
            <text:p>94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9.6" calcext:value-type="float">
            <text:p>59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155420" calcext:value-type="float">
            <text:p>15542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2.8" calcext:value-type="float">
            <text:p>82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5" calcext:value-type="float">
            <text:p>96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Total Viviendas</text:p>
          </table:table-cell>
          <table:table-cell office:value-type="float" office:value="114584" calcext:value-type="float">
            <text:p>11458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68.9" calcext:value-type="float">
            <text:p>68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2.3" calcext:value-type="float">
            <text:p>92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1" calcext:value-type="float">
            <text:p>99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Total Viviendas</text:p>
          </table:table-cell>
          <table:table-cell office:value-type="float" office:value="169662" calcext:value-type="float">
            <text:p>16966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6.5" calcext:value-type="float">
            <text:p>76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4.6" calcext:value-type="float">
            <text:p>94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5.7" calcext:value-type="float">
            <text:p>65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9" calcext:value-type="float">
            <text:p>98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Total Viviendas</text:p>
          </table:table-cell>
          <table:table-cell office:value-type="float" office:value="192461" calcext:value-type="float">
            <text:p>19246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6.1" calcext:value-type="float">
            <text:p>86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3" calcext:value-type="float">
            <text:p>96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1.5" calcext:value-type="float">
            <text:p>51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Total Viviendas</text:p>
          </table:table-cell>
          <table:table-cell office:value-type="float" office:value="159882" calcext:value-type="float">
            <text:p>15988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9.2" calcext:value-type="float">
            <text:p>89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7.4" calcext:value-type="float">
            <text:p>97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7.8" calcext:value-type="float">
            <text:p>67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Total Viviendas</text:p>
          </table:table-cell>
          <table:table-cell office:value-type="float" office:value="184555" calcext:value-type="float">
            <text:p>18455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4.9" calcext:value-type="float">
            <text:p>94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8" calcext:value-type="float">
            <text:p>98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70.9" calcext:value-type="float">
            <text:p>70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Total Viviendas</text:p>
          </table:table-cell>
          <table:table-cell office:value-type="float" office:value="1867" calcext:value-type="float">
            <text:p>186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con <text:s/>tel�fono fijo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6 Pa�s Vasco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table:number-columns-repeated="2" office:value-type="string" calcext:value-type="string">
            <text:p>Total Viviendas</text:p>
          </table:table-cell>
          <table:table-cell office:value-type="float" office:value="113781" calcext:value-type="float">
            <text:p>11378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3.6" calcext:value-type="float">
            <text:p>83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1" calcext:value-type="float">
            <text:p>96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0.3" calcext:value-type="float">
            <text:p>60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9" calcext:value-type="float">
            <text:p>98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Total Viviendas</text:p>
          </table:table-cell>
          <table:table-cell office:value-type="float" office:value="29025" calcext:value-type="float">
            <text:p>2902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2.2" calcext:value-type="float">
            <text:p>72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3.8" calcext:value-type="float">
            <text:p>93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7.5" calcext:value-type="float">
            <text:p>97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Total Viviendas</text:p>
          </table:table-cell>
          <table:table-cell office:value-type="float" office:value="31611" calcext:value-type="float">
            <text:p>3161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8.1" calcext:value-type="float">
            <text:p>78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3.8" calcext:value-type="float">
            <text:p>93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9.1" calcext:value-type="float">
            <text:p>59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9" calcext:value-type="float">
            <text:p>98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Total Viviendas</text:p>
          </table:table-cell>
          <table:table-cell office:value-type="float" office:value="25682" calcext:value-type="float">
            <text:p>2568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1.5" calcext:value-type="float">
            <text:p>91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7.6" calcext:value-type="float">
            <text:p>97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71.9" calcext:value-type="float">
            <text:p>71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3" calcext:value-type="float">
            <text:p>99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Total Viviendas</text:p>
          </table:table-cell>
          <table:table-cell office:value-type="float" office:value="23364" calcext:value-type="float">
            <text:p>2336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4.7" calcext:value-type="float">
            <text:p>94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70.4" calcext:value-type="float">
            <text:p>70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Total Viviendas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3.3" calcext:value-type="float">
            <text:p>93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2.3" calcext:value-type="float">
            <text:p>62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Total Viviendas</text:p>
          </table:table-cell>
          <table:table-cell office:value-type="float" office:value="29025" calcext:value-type="float">
            <text:p>2902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2.2" calcext:value-type="float">
            <text:p>72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3.8" calcext:value-type="float">
            <text:p>93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7.5" calcext:value-type="float">
            <text:p>97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Total Viviendas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0.7" calcext:value-type="float">
            <text:p>90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4.3" calcext:value-type="float">
            <text:p>94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5" calcext:value-type="float">
            <text:p>98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Total Viviendas</text:p>
          </table:table-cell>
          <table:table-cell office:value-type="float" office:value="21829" calcext:value-type="float">
            <text:p>2182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1" calcext:value-type="float">
            <text:p>96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2" calcext:value-type="float">
            <text:p>99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Total Viviendas</text:p>
          </table:table-cell>
          <table:table-cell office:value-type="float" office:value="45338" calcext:value-type="float">
            <text:p>4533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3.1" calcext:value-type="float">
            <text:p>93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6" calcext:value-type="float">
            <text:p>98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6" calcext:value-type="float">
            <text:p>99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Total Viviendas</text:p>
          </table:table-cell>
          <table:table-cell office:value-type="float" office:value="6689" calcext:value-type="float">
            <text:p>668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1.7" calcext:value-type="float">
            <text:p>81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2.6" calcext:value-type="float">
            <text:p>92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7.6" calcext:value-type="float">
            <text:p>67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Total Viviendas</text:p>
          </table:table-cell>
          <table:table-cell office:value-type="float" office:value="53773" calcext:value-type="float">
            <text:p>5377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2" calcext:value-type="float">
            <text:p>98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5.1" calcext:value-type="float">
            <text:p>65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1" calcext:value-type="float">
            <text:p>99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12970" calcext:value-type="float">
            <text:p>1297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5.1" calcext:value-type="float">
            <text:p>75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3.9" calcext:value-type="float">
            <text:p>93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7.9" calcext:value-type="float">
            <text:p>57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6" calcext:value-type="float">
            <text:p>98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9150" calcext:value-type="float">
            <text:p>915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7" calcext:value-type="float">
            <text:p>96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5.1" calcext:value-type="float">
            <text:p>55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Total Viviendas</text:p>
          </table:table-cell>
          <table:table-cell office:value-type="float" office:value="37887" calcext:value-type="float">
            <text:p>3788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8.2" calcext:value-type="float">
            <text:p>78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3.8" calcext:value-type="float">
            <text:p>93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5.6" calcext:value-type="float">
            <text:p>55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5" calcext:value-type="float">
            <text:p>98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Total Viviendas</text:p>
          </table:table-cell>
          <table:table-cell office:value-type="float" office:value="12786" calcext:value-type="float">
            <text:p>1278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59.1" calcext:value-type="float">
            <text:p>59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2.2" calcext:value-type="float">
            <text:p>92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5.4" calcext:value-type="float">
            <text:p>45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8" calcext:value-type="float">
            <text:p>98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Total Viviendas</text:p>
          </table:table-cell>
          <table:table-cell office:value-type="float" office:value="16393" calcext:value-type="float">
            <text:p>1639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2.4" calcext:value-type="float">
            <text:p>72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2.6" calcext:value-type="float">
            <text:p>92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6.8" calcext:value-type="float">
            <text:p>46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7" calcext:value-type="float">
            <text:p>98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Total Viviendas</text:p>
          </table:table-cell>
          <table:table-cell office:value-type="float" office:value="23388" calcext:value-type="float">
            <text:p>2338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1.8" calcext:value-type="float">
            <text:p>81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5.5" calcext:value-type="float">
            <text:p>95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7.3" calcext:value-type="float">
            <text:p>57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Total Viviendas</text:p>
          </table:table-cell>
          <table:table-cell office:value-type="float" office:value="25306" calcext:value-type="float">
            <text:p>2530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8.4" calcext:value-type="float">
            <text:p>88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2" calcext:value-type="float">
            <text:p>96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6.9" calcext:value-type="float">
            <text:p>56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7.2" calcext:value-type="float">
            <text:p>97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Total Viviendas</text:p>
          </table:table-cell>
          <table:table-cell office:value-type="float" office:value="35332" calcext:value-type="float">
            <text:p>3533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5.8" calcext:value-type="float">
            <text:p>95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9.5" calcext:value-type="float">
            <text:p>99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76.2" calcext:value-type="float">
            <text:p>76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9.5" calcext:value-type="float">
            <text:p>99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Total Viviendas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63.9" calcext:value-type="float">
            <text:p>63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72.2" calcext:value-type="float">
            <text:p>72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7 Rioja, La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table:number-columns-repeated="2" office:value-type="string" calcext:value-type="string">
            <text:p>Total Viviendas</text:p>
          </table:table-cell>
          <table:table-cell office:value-type="float" office:value="23356" calcext:value-type="float">
            <text:p>2335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6.6" calcext:value-type="float">
            <text:p>86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8" calcext:value-type="float">
            <text:p>98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5.7" calcext:value-type="float">
            <text:p>55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9" calcext:value-type="float">
            <text:p>98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Total Viviendas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Total Viviendas</text:p>
          </table:table-cell>
          <table:table-cell office:value-type="float" office:value="7001" calcext:value-type="float">
            <text:p>700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Total Viviendas</text:p>
          </table:table-cell>
          <table:table-cell office:value-type="float" office:value="5447" calcext:value-type="float">
            <text:p>544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0.5" calcext:value-type="float">
            <text:p>90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76.2" calcext:value-type="float">
            <text:p>76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5.2" calcext:value-type="float">
            <text:p>95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Total Viviendas</text:p>
          </table:table-cell>
          <table:table-cell office:value-type="float" office:value="4084" calcext:value-type="float">
            <text:p>408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4.5" calcext:value-type="float">
            <text:p>54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Total Viviendas</text:p>
          </table:table-cell>
          <table:table-cell office:value-type="float" office:value="4287" calcext:value-type="float">
            <text:p>428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8.4" calcext:value-type="float">
            <text:p>58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Total Viviendas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Total Viviendas</text:p>
          </table:table-cell>
          <table:table-cell office:value-type="float" office:value="3189" calcext:value-type="float">
            <text:p>318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4.5" calcext:value-type="float">
            <text:p>44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Total Viviendas</text:p>
          </table:table-cell>
          <table:table-cell office:value-type="float" office:value="4760" calcext:value-type="float">
            <text:p>476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4.1" calcext:value-type="float">
            <text:p>94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4.1" calcext:value-type="float">
            <text:p>94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8.8" calcext:value-type="float">
            <text:p>58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Total Viviendas</text:p>
          </table:table-cell>
          <table:table-cell office:value-type="float" office:value="7967" calcext:value-type="float">
            <text:p>796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6.7" calcext:value-type="float">
            <text:p>96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Total Viviendas</text:p>
          </table:table-cell>
          <table:table-cell office:value-type="float" office:value="4902" calcext:value-type="float">
            <text:p>490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6.9" calcext:value-type="float">
            <text:p>66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4.7" calcext:value-type="float">
            <text:p>94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Total Viviendas</text:p>
          </table:table-cell>
          <table:table-cell office:value-type="float" office:value="23356" calcext:value-type="float">
            <text:p>2335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6.6" calcext:value-type="float">
            <text:p>86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8.8" calcext:value-type="float">
            <text:p>98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5.7" calcext:value-type="float">
            <text:p>55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9" calcext:value-type="float">
            <text:p>98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Total Viviendas</text:p>
          </table:table-cell>
          <table:table-cell office:value-type="float" office:value="2997" calcext:value-type="float">
            <text:p>299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65.3" calcext:value-type="float">
            <text:p>65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0.7" calcext:value-type="float">
            <text:p>90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33.1" calcext:value-type="float">
            <text:p>33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Total Viviendas</text:p>
          </table:table-cell>
          <table:table-cell office:value-type="float" office:value="2403" calcext:value-type="float">
            <text:p>240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7.8" calcext:value-type="float">
            <text:p>77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21.4" calcext:value-type="float">
            <text:p>21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Total Viviendas</text:p>
          </table:table-cell>
          <table:table-cell office:value-type="float" office:value="3209" calcext:value-type="float">
            <text:p>320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6.1" calcext:value-type="float">
            <text:p>76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Total Viviendas</text:p>
          </table:table-cell>
          <table:table-cell office:value-type="float" office:value="3614" calcext:value-type="float">
            <text:p>361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84.5" calcext:value-type="float">
            <text:p>84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Total Viviendas</text:p>
          </table:table-cell>
          <table:table-cell office:value-type="float" office:value="10853" calcext:value-type="float">
            <text:p>1085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3.9" calcext:value-type="float">
            <text:p>63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7.6" calcext:value-type="float">
            <text:p>97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Total Viviendas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con <text:s/>tel�fono fijo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8 Ceuta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table:number-columns-repeated="2" office:value-type="string" calcext:value-type="string">
            <text:p>Total Viviendas</text:p>
          </table:table-cell>
          <table:table-cell office:value-type="float" office:value="25903" calcext:value-type="float">
            <text:p>2590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5.4" calcext:value-type="float">
            <text:p>85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7" calcext:value-type="float">
            <text:p>96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2.8" calcext:value-type="float">
            <text:p>52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9" calcext:value-type="float">
            <text:p>98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Total Viviendas</text:p>
          </table:table-cell>
          <table:table-cell office:value-type="float" office:value="5835" calcext:value-type="float">
            <text:p>583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8.3" calcext:value-type="float">
            <text:p>78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1.3" calcext:value-type="float">
            <text:p>91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30.4" calcext:value-type="float">
            <text:p>30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ama�o del hogar: Hogares de 1 miembro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Total Viviendas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8.3" calcext:value-type="float">
            <text:p>58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ama�o del hogar: Hogares de 2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1.7" calcext:value-type="float">
            <text:p>91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Total Viviendas</text:p>
          </table:table-cell>
          <table:table-cell office:value-type="float" office:value="4669" calcext:value-type="float">
            <text:p>466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4.4" calcext:value-type="float">
            <text:p>94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5.6" calcext:value-type="float">
            <text:p>55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ama�o del hogar: Hogares de 3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Total Viviendas</text:p>
          </table:table-cell>
          <table:table-cell office:value-type="float" office:value="7797" calcext:value-type="float">
            <text:p>779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5.2" calcext:value-type="float">
            <text:p>95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71.4" calcext:value-type="float">
            <text:p>71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ama�o del hogar: Hogares de 4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Total Viviendas</text:p>
          </table:table-cell>
          <table:table-cell office:value-type="float" office:value="4241" calcext:value-type="float">
            <text:p>424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5.2" calcext:value-type="float">
            <text:p>75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42.1" calcext:value-type="float">
            <text:p>42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ama�o del hogar: Hogares de 5 � m�s miemb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Total Viviendas</text:p>
          </table:table-cell>
          <table:table-cell office:value-type="float" office:value="5835" calcext:value-type="float">
            <text:p>583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8.3" calcext:value-type="float">
            <text:p>78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1.3" calcext:value-type="float">
            <text:p>91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30.4" calcext:value-type="float">
            <text:p>30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ipo de hogar: Hogar unipersonal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Total Viviendas</text:p>
          </table:table-cell>
          <table:table-cell office:value-type="float" office:value="2622" calcext:value-type="float">
            <text:p>262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6.6" calcext:value-type="float">
            <text:p>86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31.3" calcext:value-type="float">
            <text:p>31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ipo de hogar: Padre o madre solo/a que conviva con alg�n hijo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Total Viviendas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1.4" calcext:value-type="float">
            <text:p>71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71.4" calcext:value-type="float">
            <text:p>71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ipo de hogar: Pareja sin hijos que convivan en el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85.7" calcext:value-type="float">
            <text:p>85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Total Viviendas</text:p>
          </table:table-cell>
          <table:table-cell office:value-type="float" office:value="9918" calcext:value-type="float">
            <text:p>991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7.7" calcext:value-type="float">
            <text:p>67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ipo de hogar: Pareja con hijos que convivan en el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Total Viviendas</text:p>
          </table:table-cell>
          <table:table-cell office:value-type="float" office:value="5568" calcext:value-type="float">
            <text:p>556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1.1" calcext:value-type="float">
            <text:p>71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3.9" calcext:value-type="float">
            <text:p>93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3.4" calcext:value-type="float">
            <text:p>53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Tipo de hogar: Otro tipo de hogar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Total Viviendas</text:p>
          </table:table-cell>
          <table:table-cell office:value-type="float" office:value="25903" calcext:value-type="float">
            <text:p>2590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85.4" calcext:value-type="float">
            <text:p>85,4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6.7" calcext:value-type="float">
            <text:p>96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2.8" calcext:value-type="float">
            <text:p>52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H�bitat: M�s de 100.000 habitantes y capitales de provincia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8.9" calcext:value-type="float">
            <text:p>98,9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H�bitat: De 50.000 a 10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H�bitat: De 20.000 a 5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H�bitat: De 10.000 a 2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que disponen de acceso a Internet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con <text:s/>tel�fono fijo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H�bitat: Menos de 10.000 habitantes</text:p>
          </table:table-cell>
          <table:table-cell office:value-type="string" calcext:value-type="string">
            <text:p>Viviendas con <text:s/>tel�fono m�vil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Total Vivienda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56.6" calcext:value-type="float">
            <text:p>56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31.1" calcext:value-type="float">
            <text:p>31,1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Ingresos mensuales netos del hogar: Menos de 1.2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Total Viviendas</text:p>
          </table:table-cell>
          <table:table-cell office:value-type="float" office:value="3822" calcext:value-type="float">
            <text:p>382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23.2" calcext:value-type="float">
            <text:p>23,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Ingresos mensuales netos del hogar: De 1.200 a menos de 1.9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92.7" calcext:value-type="float">
            <text:p>92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Total Viviendas</text:p>
          </table:table-cell>
          <table:table-cell office:value-type="float" office:value="3165" calcext:value-type="float">
            <text:p>3165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60.3" calcext:value-type="float">
            <text:p>60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36.6" calcext:value-type="float">
            <text:p>36,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Ingresos mensuales netos del hogar: De 1.900 a menos de 2.7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Total Viviendas</text:p>
          </table:table-cell>
          <table:table-cell office:value-type="float" office:value="4168" calcext:value-type="float">
            <text:p>416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3.8" calcext:value-type="float">
            <text:p>93,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51.3" calcext:value-type="float">
            <text:p>51,3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Ingresos mensuales netos del hogar: De 2.700 a menos de 3.900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Total Viviendas</text:p>
          </table:table-cell>
          <table:table-cell office:value-type="float" office:value="12736" calcext:value-type="float">
            <text:p>12736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que disponen de acceso a Intern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con <text:s/>tel�fono fijo</text:p>
          </table:table-cell>
          <table:table-cell office:value-type="float" office:value="69.7" calcext:value-type="float">
            <text:p>69,7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Ingresos mensuales netos del hogar: 3.900 o m�s euros</text:p>
          </table:table-cell>
          <table:table-cell office:value-type="string" calcext:value-type="string">
            <text:p>Viviendas con <text:s/>tel�fono m�v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Total Viviendas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Ordenadores de cualquier tipo: incluidos netbooks, tablets, de mano, etc.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que disponen de acceso a Internet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con <text:s/>tel�fono fijo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otal Nacional</text:p>
          </table:table-cell>
          <table:table-cell office:value-type="string" calcext:value-type="string">
            <text:p>19 Melilla</text:p>
          </table:table-cell>
          <table:table-cell office:value-type="string" calcext:value-type="string">
            <text:p>Ingresos mensuales netos del hogar: NS/NR</text:p>
          </table:table-cell>
          <table:table-cell office:value-type="string" calcext:value-type="string">
            <text:p>Viviendas con <text:s/>tel�fono m�vil</text:p>
          </table:table-cell>
          <table:table-cell office:value-type="string" calcext:value-type="string">
            <text:p>.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0895" meta:object-count="0"/>
    <meta:generator>LibreOffice/24.2.7.2$Linux_X86_64 LibreOffice_project/420$Build-2</meta:generator>
  </office:meta>
</office:document-meta>
</file>